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3" svg:font-family="'Nachlieli CLM'"/>
    <style:font-face style:name="Nachlieli CLM1" svg:font-family="'Nachlieli CLM'" style:font-adornments="Regular"/>
    <style:font-face style:name="Liberation Sans"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2"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db803" officeooo:paragraph-rsid="070e7259" style:font-size-asian="12pt" style:font-name-complex="David CLM" style:font-size-complex="12pt"/>
    </style:style>
    <style:style style:name="P4"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ffe80" officeooo:paragraph-rsid="070ffe80" style:font-size-asian="12pt" style:font-name-complex="David CLM" style:font-size-complex="12pt"/>
    </style:style>
    <style:style style:name="P5"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e7259" officeooo:paragraph-rsid="070e7259" style:font-size-asian="12pt" style:font-name-complex="David CLM" style:font-size-complex="12pt"/>
    </style:style>
    <style:style style:name="P6"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a57d1" officeooo:paragraph-rsid="070e7259" style:font-size-asian="12pt" style:font-name-complex="David CLM" style:font-size-complex="12pt"/>
    </style:style>
    <style:style style:name="P7"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ea57d1" officeooo:paragraph-rsid="070e7259" style:font-size-asian="12pt" style:font-name-complex="David CLM" style:font-size-complex="12pt"/>
    </style:style>
    <style:style style:name="P8" style:family="paragraph" style:parent-style-name="Text_20_body">
      <style:paragraph-properties fo:margin-top="0.1965in" fo:margin-bottom="0in" style:contextual-spacing="false" fo:line-height="100%" fo:text-align="end" style:justify-single-word="false" style:writing-mode="rl-tb"/>
      <style:text-properties style:font-name="Liberation Sans" fo:font-size="12pt" officeooo:paragraph-rsid="071b3be1" style:font-size-asian="12pt" style:font-name-complex="David CLM" style:font-size-complex="12pt"/>
    </style:style>
    <style:style style:name="P9" style:family="paragraph" style:parent-style-name="Text_20_body">
      <style:paragraph-properties fo:margin-top="0.1965in" fo:margin-bottom="0in" style:contextual-spacing="false" fo:line-height="100%" fo:text-align="end" style:justify-single-word="false" style:writing-mode="rl-tb"/>
      <style:text-properties officeooo:paragraph-rsid="0758e40b"/>
    </style:style>
    <style:style style:name="P10"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74256" style:font-size-asian="12pt" style:font-name-complex="David CLM" style:font-size-complex="12pt"/>
    </style:style>
    <style:style style:name="P11"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8ab52" style:font-size-asian="12pt" style:font-name-complex="David CLM" style:font-size-complex="12pt"/>
    </style:style>
    <style:style style:name="P12"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034f66" style:font-size-asian="12pt" style:font-name-complex="David CLM" style:font-size-complex="12pt"/>
    </style:style>
    <style:style style:name="P13"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1eb174" style:font-size-asian="12pt" style:font-name-complex="David CLM" style:font-size-complex="12pt"/>
    </style:style>
    <style:style style:name="P14"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42392" style:font-size-asian="12pt" style:font-name-complex="David CLM" style:font-size-complex="12pt"/>
    </style:style>
    <style:style style:name="P15"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20978" style:font-size-asian="12pt" style:font-name-complex="David CLM" style:font-size-complex="12pt"/>
    </style:style>
    <style:style style:name="P16"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74256" officeooo:paragraph-rsid="06f74256" style:letter-kerning="true" style:font-size-asian="12pt" style:font-style-asian="normal" style:font-weight-asian="bold" style:font-name-complex="David CLM" style:font-size-complex="12pt" style:text-emphasize="none"/>
    </style:style>
    <style:style style:name="P17"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6f20978"/>
    </style:style>
    <style:style style:name="P18"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034f66"/>
    </style:style>
    <style:style style:name="P19"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3ee32d"/>
    </style:style>
    <style:style style:name="P20" style:family="paragraph" style:parent-style-name="Default_7e_LT_7e_Gliederung_20_1">
      <style:paragraph-properties fo:margin-top="0.1965in" fo:margin-bottom="0in" style:contextual-spacing="false" fo:line-height="100%" fo:text-align="end" style:justify-single-word="false" style:writing-mode="rl-tb"/>
      <style:text-properties officeooo:rsid="06f9ec6e" officeooo:paragraph-rsid="06f9ec6e"/>
    </style:style>
    <style:style style:name="P21" style:family="paragraph" style:parent-style-name="Text_20_body">
      <style:paragraph-properties fo:line-height="100%"/>
      <style:text-properties style:font-name="David CLM" officeooo:rsid="02d00e5f" officeooo:paragraph-rsid="032aa1da" style:font-name-complex="David CLM"/>
    </style:style>
    <style:style style:name="P22"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6ea0c04"/>
    </style:style>
    <style:style style:name="P23" style:family="paragraph" style:parent-style-name="Default_7e_LT_7e_Gliederung_20_1">
      <style:paragraph-properties fo:margin-top="0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24" style:family="paragraph" style:parent-style-name="Default_7e_LT_7e_Gliederung_20_1">
      <style:paragraph-properties fo:margin-top="0in" fo:margin-bottom="0in" style:contextual-spacing="false" fo:line-height="100%" fo:text-align="end" style:justify-single-word="false" style:writing-mode="rl-tb"/>
      <style:text-properties fo:font-style="normal" officeooo:rsid="071d1b56" officeooo:paragraph-rsid="0752f9a1" style:font-style-asian="normal" style:font-style-complex="normal"/>
    </style:style>
    <style:style style:name="P25"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26" style:family="paragraph" style:parent-style-name="Default_7e_LT_7e_Gliederung_20_1">
      <style:paragraph-properties fo:text-align="end" style:justify-single-word="false" style:writing-mode="rl-tb"/>
      <style:text-properties style:use-window-font-color="true" loext:opacity="0%" style:font-name="David CLM" fo:font-size="12pt" style:font-size-asian="12pt" style:font-name-complex="David CLM" style:font-size-complex="12pt"/>
    </style:style>
    <style:style style:name="P27"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7349325" style:font-size-asian="12pt" style:font-name-complex="David CLM" style:font-size-complex="12pt"/>
    </style:style>
    <style:style style:name="P28"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officeooo:paragraph-rsid="07349325" style:letter-kerning="true" style:font-size-asian="12pt" style:font-style-asian="normal" style:font-weight-asian="normal" style:font-name-complex="David CLM" style:font-size-complex="12pt" style:text-emphasize="none"/>
    </style:style>
    <style:style style:name="P29"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74931f" style:letter-kerning="true" style:font-size-asian="12pt" style:font-style-asian="normal" style:font-weight-asian="normal" style:font-name-complex="David CLM" style:font-size-complex="12pt" style:text-emphasize="none"/>
    </style:style>
    <style:style style:name="P30"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c096" officeooo:paragraph-rsid="076ec096" style:letter-kerning="true" style:font-size-asian="12pt" style:font-style-asian="normal" style:font-weight-asian="normal" style:font-name-complex="David CLM" style:font-size-complex="12pt" style:text-emphasize="none"/>
    </style:style>
    <style:style style:name="P31" style:family="paragraph" style:parent-style-name="Default_7e_LT_7e_Gliederung_20_1">
      <style:paragraph-properties fo:text-align="end" style:justify-single-word="false" style:writing-mode="rl-tb"/>
    </style:style>
    <style:style style:name="P32" style:family="paragraph" style:parent-style-name="Default_7e_LT_7e_Gliederung_20_1">
      <style:paragraph-properties fo:text-align="end" style:justify-single-word="false" style:writing-mode="rl-tb"/>
      <style:text-properties officeooo:paragraph-rsid="076891af"/>
    </style:style>
    <style:style style:name="P33" style:family="paragraph" style:parent-style-name="Default_7e_LT_7e_Gliederung_20_1">
      <style:paragraph-properties fo:text-align="end" style:justify-single-word="false" style:writing-mode="rl-tb"/>
      <style:text-properties officeooo:paragraph-rsid="076a13ef"/>
    </style:style>
    <style:style style:name="P34" style:family="paragraph" style:parent-style-name="Default_7e_LT_7e_Gliederung_20_1">
      <style:paragraph-properties fo:text-align="end" style:justify-single-word="false" style:writing-mode="rl-tb"/>
      <style:text-properties officeooo:paragraph-rsid="076db31f"/>
    </style:style>
    <style:style style:name="P35"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6"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d74e6" style:letter-kerning="true" style:font-size-asian="12pt" style:font-style-asian="normal" style:font-weight-asian="normal" style:font-name-complex="David CLM" style:font-size-complex="12pt" style:text-emphasize="none"/>
    </style:style>
    <style:style style:name="P37"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e8e1e" style:letter-kerning="true" style:font-size-asian="12pt" style:font-style-asian="normal" style:font-weight-asian="normal" style:font-name-complex="David CLM" style:font-size-complex="12pt" style:text-emphasize="none"/>
    </style:style>
    <style:style style:name="P38" style:family="paragraph" style:parent-style-name="Default_7e_LT_7e_Gliederung_20_1">
      <style:paragraph-properties fo:text-align="center" style:justify-single-word="false" style:writing-mode="lr-tb"/>
      <style:text-properties style:use-window-font-color="true" loext:opacity="0%" style:font-name="David CLM" fo:font-size="12pt" style:font-size-asian="12pt" style:font-name-complex="David CLM" style:font-size-complex="12pt"/>
    </style:style>
    <style:style style:name="P39" style:family="paragraph" style:parent-style-name="Heading_20_2">
      <style:text-properties fo:font-weight="bold" style:font-weight-asian="bold" style:font-weight-complex="bold"/>
    </style:style>
    <style:style style:name="P40" style:family="paragraph" style:parent-style-name="Heading_20_2">
      <style:text-properties officeooo:paragraph-rsid="07762769"/>
    </style:style>
    <style:style style:name="P41" style:family="paragraph" style:parent-style-name="Heading_20_3">
      <style:text-properties fo:font-weight="bold" style:font-weight-asian="bold" style:font-weight-complex="bold"/>
    </style:style>
    <style:style style:name="P42" style:family="paragraph" style:parent-style-name="Heading_20_3">
      <style:text-properties fo:font-weight="bold" officeooo:paragraph-rsid="075a01d3" style:font-weight-asian="bold" style:font-weight-complex="bold"/>
    </style:style>
    <style:style style:name="P43"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officeooo:paragraph-rsid="071b3be1"/>
    </style:style>
    <style:style style:name="P44"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style:use-window-font-color="true" loext:opacity="0%" style:font-name="David CLM" fo:font-size="12pt" officeooo:rsid="06f20978" officeooo:paragraph-rsid="071b3be1" style:font-size-asian="12pt" style:font-name-complex="David CLM" style:font-size-complex="12pt"/>
    </style:style>
    <style:style style:name="P45"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fdbc4" officeooo:paragraph-rsid="076db31f" style:letter-kerning="true" style:font-size-asian="12pt" style:font-style-asian="normal" style:font-weight-asian="normal" style:font-name-complex="David CLM" style:font-size-complex="12pt" style:text-emphasize="none"/>
    </style:style>
    <style:style style:name="P46"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6db31f" style:letter-kerning="true" style:font-size-asian="12pt" style:font-style-asian="normal" style:font-weight-asian="normal" style:font-name-complex="David CLM" style:font-size-complex="12pt" style:text-emphasize="none"/>
    </style:style>
    <style:style style:name="P47"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709d36" style:letter-kerning="true" style:font-size-asian="12pt" style:font-style-asian="normal" style:font-weight-asian="normal" style:font-name-complex="David CLM" style:font-size-complex="12pt" style:text-emphasize="none"/>
    </style:style>
    <style:style style:name="P48"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72dc01" officeooo:paragraph-rsid="0772dc01" style:letter-kerning="true" style:font-name-asian="DejaVu Sans" style:font-size-asian="12pt" style:font-style-asian="normal" style:font-weight-asian="normal" style:font-name-complex="David CLM" style:font-size-complex="12pt" style:text-emphasize="none"/>
    </style:style>
    <style:style style:name="P49"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a13ef" officeooo:paragraph-rsid="076db31f" style:letter-kerning="true" style:font-name-asian="DejaVu Sans" style:font-size-asian="12pt" style:font-style-asian="normal" style:font-weight-asian="normal" style:font-name-complex="David CLM" style:font-size-complex="12pt" style:font-style-complex="normal" style:text-emphasize="none"/>
    </style:style>
    <style:style style:name="P50"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officeooo:paragraph-rsid="0731bda8" style:letter-kerning="true" style:font-size-asian="12pt" style:font-style-asian="normal" style:font-weight-asian="normal" style:font-name-complex="David CLM" style:font-size-complex="12pt" style:text-emphasize="none"/>
    </style:style>
    <style:style style:name="P51" style:family="paragraph" style:parent-style-name="Default_7e_LT_7e_Gliederung_20_1" style:list-style-name="L2">
      <style:paragraph-properties fo:text-align="end" style:justify-single-word="false" style:writing-mode="rl-tb"/>
      <style:text-properties officeooo:paragraph-rsid="07709d36"/>
    </style:style>
    <style:style style:name="P52" style:family="paragraph" style:parent-style-name="Default_7e_LT_7e_Gliederung_20_1" style:list-style-name="L3">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53" style:family="paragraph" style:parent-style-name="Default_7e_LT_7e_Gliederung_20_1" style:list-style-name="L3">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4" style:family="paragraph" style:parent-style-name="Default_7e_LT_7e_Gliederung_20_1" style:list-style-name="L3">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55" style:family="paragraph" style:parent-style-name="Default_7e_LT_7e_Gliederung_20_1" style:list-style-name="L3">
      <style:paragraph-properties fo:margin-left="0.7874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74931f" style:letter-kerning="true" style:font-size-asian="12pt" style:font-style-asian="normal" style:font-weight-asian="normal" style:font-name-complex="David CLM" style:font-size-complex="12pt" style:text-emphasize="none"/>
    </style:style>
    <style:style style:name="P56" style:family="paragraph" style:parent-style-name="Footnote">
      <style:text-properties officeooo:paragraph-rsid="080d2dc1"/>
    </style:style>
    <style:style style:name="P57"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e928d1" officeooo:paragraph-rsid="06e928d1" style:font-name-complex="David CLM"/>
    </style:style>
    <style:style style:name="P58" style:family="paragraph" style:parent-style-name="Heading_20_3">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P59" style:family="paragraph" style:parent-style-name="Standard">
      <style:text-properties fo:language="en" fo:country="US" officeooo:rsid="07762769"/>
    </style:style>
    <style:style style:name="P60" style:family="paragraph" style:parent-style-name="Standard">
      <style:text-properties officeooo:rsid="07777da6" officeooo:paragraph-rsid="07777da6"/>
    </style:style>
    <style:style style:name="P61" style:family="paragraph" style:parent-style-name="Standard">
      <style:text-properties officeooo:paragraph-rsid="07777da6"/>
    </style:style>
    <style:style style:name="P62" style:family="paragraph" style:parent-style-name="Standard">
      <style:text-properties officeooo:rsid="0777c56a" officeooo:paragraph-rsid="0777c56a"/>
    </style:style>
    <style:style style:name="P63" style:family="paragraph" style:parent-style-name="Standard" style:list-style-name="L4">
      <style:text-properties officeooo:paragraph-rsid="07777da6"/>
    </style:style>
    <style:style style:name="P64" style:family="paragraph" style:parent-style-name="Standard">
      <style:text-properties officeooo:paragraph-rsid="07851e87"/>
    </style:style>
    <style:style style:name="P65" style:family="paragraph" style:parent-style-name="Standard">
      <style:text-properties officeooo:paragraph-rsid="078831c5"/>
    </style:style>
    <style:style style:name="P66" style:family="paragraph" style:parent-style-name="Standard">
      <style:text-properties officeooo:paragraph-rsid="0791c9b2"/>
    </style:style>
    <style:style style:name="P67" style:family="paragraph" style:parent-style-name="Standard">
      <style:text-properties officeooo:paragraph-rsid="07970b53"/>
    </style:style>
    <style:style style:name="P68" style:family="paragraph" style:parent-style-name="Standard" style:list-style-name="L5">
      <style:text-properties officeooo:paragraph-rsid="07970b53"/>
    </style:style>
    <style:style style:name="P69" style:family="paragraph" style:parent-style-name="Standard" style:list-style-name="L5">
      <style:text-properties officeooo:rsid="07970b53" officeooo:paragraph-rsid="07970b53"/>
    </style:style>
    <style:style style:name="P70" style:family="paragraph" style:parent-style-name="Standard">
      <style:paragraph-properties fo:text-align="start" style:justify-single-word="false" style:writing-mode="lr-tb"/>
      <style:text-properties officeooo:paragraph-rsid="077c20e1"/>
    </style:style>
    <style:style style:name="P71" style:family="paragraph" style:parent-style-name="Standard">
      <style:paragraph-properties fo:text-align="start" style:justify-single-word="false" style:writing-mode="lr-tb"/>
      <style:text-properties officeooo:paragraph-rsid="079bb91b"/>
    </style:style>
    <style:style style:name="P72" style:family="paragraph" style:parent-style-name="Standard">
      <style:paragraph-properties fo:text-align="start" style:justify-single-word="false" style:writing-mode="lr-tb"/>
      <style:text-properties officeooo:paragraph-rsid="07a4691d"/>
    </style:style>
    <style:style style:name="P73" style:family="paragraph" style:parent-style-name="Standard">
      <style:paragraph-properties fo:text-align="start" style:justify-single-word="false" style:writing-mode="lr-tb"/>
      <style:text-properties officeooo:paragraph-rsid="07a8f836"/>
    </style:style>
    <style:style style:name="P74" style:family="paragraph" style:parent-style-name="Standard">
      <style:paragraph-properties fo:text-align="start" style:justify-single-word="false" style:writing-mode="lr-tb"/>
      <style:text-properties officeooo:rsid="07789f8a" officeooo:paragraph-rsid="07789f8a"/>
    </style:style>
    <style:style style:name="P75" style:family="paragraph" style:parent-style-name="Standard">
      <style:paragraph-properties fo:text-align="start" style:justify-single-word="false" style:writing-mode="lr-tb"/>
      <style:text-properties officeooo:rsid="07789f8a" officeooo:paragraph-rsid="077c20e1"/>
    </style:style>
    <style:style style:name="P76" style:family="paragraph" style:parent-style-name="Standard">
      <style:paragraph-properties fo:text-align="start" style:justify-single-word="false" style:writing-mode="lr-tb"/>
      <style:text-properties officeooo:rsid="07789f8a" officeooo:paragraph-rsid="0795681e"/>
    </style:style>
    <style:style style:name="P77" style:family="paragraph" style:parent-style-name="Standard">
      <style:paragraph-properties fo:text-align="start" style:justify-single-word="false" style:writing-mode="lr-tb"/>
      <style:text-properties officeooo:rsid="07b436a7" officeooo:paragraph-rsid="07eb7d18"/>
    </style:style>
    <style:style style:name="P78" style:family="paragraph" style:parent-style-name="Standard">
      <style:paragraph-properties fo:text-align="start" style:justify-single-word="false" style:writing-mode="lr-tb"/>
      <style:text-properties officeooo:rsid="07c186b4" officeooo:paragraph-rsid="07eb7d18"/>
    </style:style>
    <style:style style:name="P79" style:family="paragraph" style:parent-style-name="Standard">
      <style:paragraph-properties fo:text-align="end" style:justify-single-word="false" style:writing-mode="rl-tb"/>
      <style:text-properties officeooo:rsid="07789f8a" officeooo:paragraph-rsid="07789f8a"/>
    </style:style>
    <style:style style:name="P80" style:family="paragraph" style:parent-style-name="Standard">
      <style:paragraph-properties fo:text-align="end" style:justify-single-word="false" style:writing-mode="rl-tb"/>
      <style:text-properties officeooo:paragraph-rsid="07847543"/>
    </style:style>
    <style:style style:name="P81" style:family="paragraph" style:parent-style-name="Standard">
      <style:paragraph-properties fo:text-align="end" style:justify-single-word="false" style:writing-mode="rl-tb"/>
      <style:text-properties officeooo:paragraph-rsid="0798d550"/>
    </style:style>
    <style:style style:name="P82" style:family="paragraph" style:parent-style-name="Standard">
      <style:paragraph-properties fo:text-align="end" style:justify-single-word="false" style:writing-mode="rl-tb"/>
      <style:text-properties officeooo:paragraph-rsid="07d8b117"/>
    </style:style>
    <style:style style:name="P83" style:family="paragraph" style:parent-style-name="Standard">
      <style:paragraph-properties fo:text-align="end" style:justify-single-word="false" style:writing-mode="rl-tb"/>
      <style:text-properties officeooo:paragraph-rsid="07e52f57"/>
    </style:style>
    <style:style style:name="P84" style:family="paragraph" style:parent-style-name="Standard">
      <style:paragraph-properties fo:text-align="end" style:justify-single-word="false" style:writing-mode="rl-tb"/>
      <style:text-properties officeooo:paragraph-rsid="07e6a4f8"/>
    </style:style>
    <style:style style:name="P85" style:family="paragraph" style:parent-style-name="Standard">
      <style:paragraph-properties fo:text-align="end" style:justify-single-word="false" style:writing-mode="rl-tb"/>
      <style:text-properties officeooo:paragraph-rsid="07eb7d18"/>
    </style:style>
    <style:style style:name="P86" style:family="paragraph" style:parent-style-name="Standard">
      <style:paragraph-properties fo:text-align="end" style:justify-single-word="false" style:writing-mode="rl-tb"/>
      <style:text-properties officeooo:paragraph-rsid="07ed314d"/>
    </style:style>
    <style:style style:name="P87" style:family="paragraph" style:parent-style-name="Standard">
      <style:paragraph-properties fo:text-align="end" style:justify-single-word="false" style:writing-mode="rl-tb"/>
      <style:text-properties officeooo:paragraph-rsid="07fc43de"/>
    </style:style>
    <style:style style:name="P88" style:family="paragraph" style:parent-style-name="Standard">
      <style:paragraph-properties fo:text-align="end" style:justify-single-word="false" style:writing-mode="rl-tb"/>
      <style:text-properties officeooo:paragraph-rsid="07fcbed8"/>
    </style:style>
    <style:style style:name="P89" style:family="paragraph" style:parent-style-name="Standard">
      <style:paragraph-properties fo:text-align="end" style:justify-single-word="false" style:writing-mode="rl-tb"/>
      <style:text-properties officeooo:paragraph-rsid="0809a11b"/>
    </style:style>
    <style:style style:name="P90" style:family="paragraph" style:parent-style-name="Standard">
      <style:paragraph-properties fo:text-align="end" style:justify-single-word="false" style:writing-mode="rl-tb"/>
      <style:text-properties officeooo:rsid="07851e87" officeooo:paragraph-rsid="07851e87"/>
    </style:style>
    <style:style style:name="P91" style:family="paragraph" style:parent-style-name="Standard">
      <style:paragraph-properties fo:text-align="end" style:justify-single-word="false" style:writing-mode="rl-tb"/>
      <style:text-properties officeooo:rsid="07c0f8e5" officeooo:paragraph-rsid="07bb9057"/>
    </style:style>
    <style:style style:name="P92" style:family="paragraph" style:parent-style-name="Standard">
      <style:paragraph-properties fo:text-align="end" style:justify-single-word="false" style:writing-mode="rl-tb"/>
      <style:text-properties officeooo:rsid="07eb7d18" officeooo:paragraph-rsid="07eb7d18"/>
    </style:style>
    <style:style style:name="T1" style:family="text">
      <style:text-properties fo:color="#000000" loext:opacity="1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fo:color="#000000" loext:opacity="100%" style:font-name="Monospace" fo:font-size="12pt" fo:font-style="normal" fo:font-weight="bold" officeooo:rsid="07762769" style:font-name-asian="Noto Sans CJK SC Regular" style:font-size-asian="12pt" style:font-style-asian="normal" style:font-weight-asian="bold" style:font-name-complex="Nachlieli CLM2" style:font-size-complex="16pt" style:font-style-complex="normal" style:font-weight-complex="bold"/>
    </style:style>
    <style:style style:name="T4"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6ea83c0"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7204789"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8"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9" style:family="text">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T10"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1" style:family="text">
      <style:text-properties style:text-outline="false" style:text-line-through-style="none" style:text-line-through-type="none" style:text-position="9% 100%" fo:font-style="normal" fo:text-shadow="none" style:text-underline-style="none" fo:font-weight="normal" officeooo:rsid="06ad59d3" style:letter-kerning="true" style:font-style-asian="normal" style:font-weight-asian="normal" style:text-emphasize="none"/>
    </style:style>
    <style:style style:name="T12" style:family="text">
      <style:text-properties style:text-outline="false" style:text-line-through-style="none" style:text-line-through-type="none" style:text-position="9% 100%" fo:font-style="normal" fo:text-shadow="none" style:text-underline-style="none" fo:font-weight="normal" officeooo:rsid="06ea83c0" style:letter-kerning="true" style:font-style-asian="normal" style:font-weight-asian="normal" style:text-emphasize="none"/>
    </style:style>
    <style:style style:name="T13"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14" style:family="text">
      <style:text-properties style:text-outline="false" style:text-line-through-style="none" style:text-line-through-type="none" style:text-position="9% 100%" fo:font-style="normal" fo:text-shadow="none" style:text-underline-style="none" fo:font-weight="normal" officeooo:rsid="06f376d8" style:letter-kerning="true" style:font-style-asian="normal" style:font-weight-asian="normal" style:text-emphasize="none"/>
    </style:style>
    <style:style style:name="T15" style:family="text">
      <style:text-properties style:text-outline="false" style:text-line-through-style="none" style:text-line-through-type="none" style:text-position="9% 100%" fo:font-style="normal" fo:text-shadow="none" style:text-underline-style="none" fo:font-weight="normal" officeooo:rsid="06f42392" style:letter-kerning="true" style:font-style-asian="normal" style:font-weight-asian="normal" style:text-emphasize="none"/>
    </style:style>
    <style:style style:name="T16"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17"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18" style:family="text">
      <style:text-properties style:text-outline="false" style:text-line-through-style="none" style:text-line-through-type="none" style:text-position="9% 100%" fo:font-style="normal" fo:text-shadow="none" style:text-underline-style="none" fo:font-weight="normal" officeooo:rsid="071e7abc" style:letter-kerning="true" style:font-style-asian="normal" style:font-weight-asian="normal" style:text-emphasize="none"/>
    </style:style>
    <style:style style:name="T19" style:family="text">
      <style:text-properties style:text-outline="false" style:text-line-through-style="none" style:text-line-through-type="none" style:text-position="9% 100%" fo:font-style="normal" fo:text-shadow="none" style:text-underline-style="none" fo:font-weight="normal" officeooo:rsid="071eb174" style:letter-kerning="true" style:font-style-asian="normal" style:font-weight-asian="normal" style:text-emphasize="none"/>
    </style:style>
    <style:style style:name="T20" style:family="text">
      <style:text-properties style:text-outline="false" style:text-line-through-style="none" style:text-line-through-type="none" style:text-position="9% 100%" fo:font-style="normal" fo:text-shadow="none" style:text-underline-style="none" fo:font-weight="normal" officeooo:rsid="07578fbf" style:letter-kerning="true" style:font-style-asian="normal" style:font-weight-asian="normal" style:text-emphasize="none"/>
    </style:style>
    <style:style style:name="T21" style:family="text">
      <style:text-properties style:text-outline="false" style:text-line-through-style="none" style:text-line-through-type="none" style:text-position="9% 100%" fo:font-style="normal" fo:text-shadow="none" style:text-underline-style="none" fo:font-weight="normal" officeooo:rsid="07594669" style:letter-kerning="true" style:font-style-asian="normal" style:font-weight-asian="normal" style:text-emphasize="none"/>
    </style:style>
    <style:style style:name="T22"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text-emphasize="none"/>
    </style:style>
    <style:style style:name="T23" style:family="text">
      <style:text-properties style:text-outline="false" style:text-line-through-style="none" style:text-line-through-type="none" style:text-position="9% 100%" fo:font-style="normal" fo:text-shadow="none" style:text-underline-style="none" fo:font-weight="bold" officeooo:rsid="06f254d8" style:letter-kerning="true" style:font-style-asian="normal" style:font-weight-asian="bold" style:text-emphasize="none"/>
    </style:style>
    <style:style style:name="T24" style:family="text">
      <style:text-properties style:text-outline="false" style:text-line-through-style="none" style:text-line-through-type="none" style:text-position="9% 100%" fo:font-style="normal" fo:text-shadow="none" style:text-underline-style="none" fo:font-weight="bold" officeooo:rsid="06f42392" style:letter-kerning="true" style:font-style-asian="normal" style:font-weight-asian="bold" style:text-emphasize="none"/>
    </style:style>
    <style:style style:name="T25"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26"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27" style:family="text">
      <style:text-properties style:text-outline="false" style:text-line-through-style="none" style:text-line-through-type="none" style:text-position="9% 100%" fo:font-style="normal" fo:text-shadow="none" style:text-underline-style="none" fo:font-weight="bold" officeooo:rsid="06ad59d3" style:letter-kerning="true" style:font-style-asian="normal" style:font-weight-asian="bold" style:font-weight-complex="bold" style:text-emphasize="none"/>
    </style:style>
    <style:style style:name="T28" style:family="text">
      <style:text-properties style:text-outline="false" style:text-line-through-style="none" style:text-line-through-type="none" style:text-position="9% 100%" fo:font-style="italic" fo:text-shadow="none" style:text-underline-style="none" fo:font-weight="bold" officeooo:rsid="06ad59d3" style:letter-kerning="true" style:font-style-asian="italic" style:font-weight-asian="bold" style:font-style-complex="italic" style:text-emphasize="none"/>
    </style:style>
    <style:style style:name="T29" style:family="text">
      <style:text-properties style:text-outline="false" style:text-line-through-style="none" style:text-line-through-type="none" style:text-position="9% 100%" fo:font-style="italic" fo:text-shadow="none" style:text-underline-style="none" fo:font-weight="bold" officeooo:rsid="06f254d8" style:letter-kerning="true" style:font-style-asian="italic" style:font-weight-asian="bold" style:font-style-complex="italic" style:text-emphasize="none"/>
    </style:style>
    <style:style style:name="T30" style:family="text">
      <style:text-properties style:text-outline="false" style:text-line-through-style="none" style:text-line-through-type="none" style:text-position="9% 100%" fo:font-style="italic" fo:text-shadow="none" style:text-underline-style="none" fo:font-weight="normal" style:letter-kerning="true" style:font-style-asian="italic" style:font-weight-asian="normal" style:font-style-complex="italic"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3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3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3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3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3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34f66" style:letter-kerning="true" style:font-size-asian="12pt" style:font-style-asian="normal" style:font-weight-asian="normal" style:font-name-complex="David CLM" style:font-size-complex="12pt" style:text-emphasize="none"/>
    </style:style>
    <style:style style:name="T3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3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3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size-asian="12pt" style:font-style-asian="normal" style:font-weight-asian="normal" style:font-name-complex="David CLM" style:font-size-complex="12pt"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b29d7" style:letter-kerning="true" style:font-size-asian="12pt" style:font-style-asian="normal" style:font-weight-asian="normal" style:font-name-complex="David CLM" style:font-size-complex="12pt"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ef820" style:letter-kerning="true" style:font-size-asian="12pt" style:font-style-asian="normal" style:font-weight-asian="normal" style:font-name-complex="David CLM" style:font-size-complex="12pt"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dda70" style:letter-kerning="true" style:font-size-asian="12pt" style:font-style-asian="normal" style:font-weight-asian="normal" style:font-name-complex="David CLM" style:font-size-complex="12pt"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cf7b6" style:letter-kerning="true" style:font-size-asian="12pt" style:font-style-asian="normal" style:font-weight-asian="normal" style:font-name-complex="David CLM" style:font-size-complex="12pt"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ee32d" style:letter-kerning="true" style:font-size-asian="12pt" style:font-style-asian="normal" style:font-weight-asian="normal" style:font-name-complex="David CLM" style:font-size-complex="12pt" style:text-emphasize="none"/>
    </style:style>
    <style:style style:name="T4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c78dd" style:letter-kerning="true" style:font-size-asian="12pt" style:font-style-asian="normal" style:font-weight-asian="normal" style:font-name-complex="David CLM" style:font-size-complex="12pt" style:text-emphasize="none"/>
    </style:style>
    <style:style style:name="T4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4ded9" style:letter-kerning="true" style:font-size-asian="12pt" style:font-style-asian="normal" style:font-weight-asian="normal" style:font-name-complex="David CLM" style:font-size-complex="12pt" style:text-emphasize="none"/>
    </style:style>
    <style:style style:name="T4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aa18" style:letter-kerning="true" style:font-size-asian="12pt" style:font-style-asian="normal" style:font-weight-asian="normal" style:font-name-complex="David CLM" style:font-size-complex="12pt" style:text-emphasize="none"/>
    </style:style>
    <style:style style:name="T4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3f593" style:letter-kerning="true" style:font-size-asian="12pt" style:font-style-asian="normal" style:font-weight-asian="normal" style:font-name-complex="David CLM" style:font-size-complex="12pt" style:text-emphasize="none"/>
    </style:style>
    <style:style style:name="T5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5918f" style:letter-kerning="true" style:font-size-asian="12pt" style:font-style-asian="normal" style:font-weight-asian="normal" style:font-name-complex="David CLM" style:font-size-complex="12pt" style:text-emphasize="none"/>
    </style:style>
    <style:style style:name="T5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size-asian="12pt" style:font-style-asian="normal" style:font-weight-asian="normal" style:font-name-complex="David CLM" style:font-size-complex="12pt" style:text-emphasize="none"/>
    </style:style>
    <style:style style:name="T5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style:letter-kerning="true" style:font-size-asian="12pt" style:font-style-asian="normal"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style:letter-kerning="true" style:font-size-asian="12pt" style:font-style-asian="normal"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a643" style:letter-kerning="true"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db31f" style:letter-kerning="true" style:font-size-asian="12pt" style:font-style-asian="normal" style:font-weight-asian="normal" style:font-name-complex="David CLM" style:font-size-complex="12pt" style:text-emphasize="none"/>
    </style:style>
    <style:style style:name="T5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110c" style:letter-kerning="true" style:font-size-asian="12pt" style:font-style-asian="normal" style:font-weight-asian="normal" style:font-name-complex="David CLM" style:font-size-complex="12pt" style:text-emphasize="none"/>
    </style:style>
    <style:style style:name="T5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size-asian="12pt" style:font-style-asian="normal" style:font-weight-asian="normal" style:font-name-complex="David CLM" style:font-size-complex="12pt" style:font-style-complex="normal" style:text-emphasize="none"/>
    </style:style>
    <style:style style:name="T5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91af" style:letter-kerning="true" style:font-size-asian="12pt" style:font-style-asian="normal" style:font-weight-asian="normal" style:font-name-complex="David CLM" style:font-size-complex="12pt" style:font-style-complex="normal" style:text-emphasize="none"/>
    </style:style>
    <style:style style:name="T5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a13ef" style:letter-kerning="true" style:font-size-asian="12pt" style:font-style-asian="normal" style:font-weight-asian="normal" style:font-name-complex="David CLM" style:font-size-complex="12pt" style:font-style-complex="normal" style:text-emphasize="none"/>
    </style:style>
    <style:style style:name="T6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name-asian="DejaVu Sans" style:font-size-asian="12pt" style:font-style-asian="normal" style:font-weight-asian="normal" style:font-name-complex="David CLM" style:font-size-complex="12pt" style:text-emphasize="none"/>
    </style:style>
    <style:style style:name="T6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45f0c" style:letter-kerning="true" style:font-name-asian="DejaVu Sans" style:font-size-asian="12pt" style:font-style-asian="normal" style:font-weight-asian="normal" style:font-name-complex="David CLM" style:font-size-complex="12pt" style:text-emphasize="none"/>
    </style:style>
    <style:style style:name="T6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name-asian="DejaVu Sans" style:font-size-asian="12pt" style:font-style-asian="normal" style:font-weight-asian="normal" style:font-name-complex="David CLM" style:font-size-complex="12pt" style:text-emphasize="none"/>
    </style:style>
    <style:style style:name="T6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c096" style:letter-kerning="true" style:font-name-asian="DejaVu Sans" style:font-size-asian="12pt" style:font-style-asian="normal" style:font-weight-asian="normal" style:font-name-complex="David CLM" style:font-size-complex="12pt" style:text-emphasize="none"/>
    </style:style>
    <style:style style:name="T6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91af" style:letter-kerning="true" style:font-name-asian="DejaVu Sans" style:font-size-asian="12pt" style:font-style-asian="normal" style:font-weight-asian="normal" style:font-name-complex="David CLM" style:font-size-complex="12pt" style:font-style-complex="normal" style:text-emphasize="none"/>
    </style:style>
    <style:style style:name="T65"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66"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76891af" style:letter-kerning="true" style:font-size-asian="12pt" style:font-style-asian="normal" style:font-weight-asian="bold" style:font-name-complex="David CLM" style:font-size-complex="12pt" style:font-style-complex="normal" style:font-weight-complex="bold" style:text-emphasize="none"/>
    </style:style>
    <style:style style:name="T6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6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6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5918f" style:letter-kerning="true" style:font-size-asian="12pt" style:font-style-asian="italic" style:font-weight-asian="normal" style:font-name-complex="David CLM" style:font-size-complex="12pt" style:font-style-complex="italic" style:text-emphasize="none"/>
    </style:style>
    <style:style style:name="T7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82622" style:letter-kerning="true" style:font-size-asian="12pt" style:font-style-asian="italic" style:font-weight-asian="normal" style:font-name-complex="David CLM" style:font-size-complex="12pt" style:font-style-complex="italic" style:text-emphasize="none"/>
    </style:style>
    <style:style style:name="T7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7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891af" style:letter-kerning="true" style:font-name-asian="DejaVu Sans" style:font-size-asian="12pt" style:font-style-asian="italic" style:font-weight-asian="normal" style:font-name-complex="David CLM" style:font-size-complex="12pt" style:font-style-complex="italic" style:text-emphasize="none"/>
    </style:style>
    <style:style style:name="T73" style:family="text">
      <style:text-properties style:use-window-font-color="true" loext:opacity="0%"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74" style:family="text">
      <style:text-properties style:use-window-font-color="true" loext:opacity="0%"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75" style:family="text">
      <style:text-properties style:use-window-font-color="true" loext:opacity="0%" style:text-outline="false" style:text-line-through-style="none" style:text-line-through-type="none" style:font-name="David CLM" fo:font-size="12pt" fo:text-shadow="none" style:text-underline-style="none" fo:font-weight="normal" officeooo:rsid="0752f9a1" style:letter-kerning="true" style:font-size-asian="12pt" style:font-weight-asian="normal" style:font-name-complex="David CLM" style:font-size-complex="12pt" style:text-emphasize="none"/>
    </style:style>
    <style:style style:name="T76"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428a45" style:letter-kerning="true" style:font-name-asian="DejaVu Sans" style:font-size-asian="12pt" style:font-style-asian="normal" style:font-weight-asian="normal" style:font-name-complex="David CLM" style:font-size-complex="12pt" style:text-emphasize="none"/>
    </style:style>
    <style:style style:name="T77"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891af" style:letter-kerning="true" style:font-name-asian="DejaVu Sans" style:font-size-asian="12pt" style:font-style-asian="normal" style:font-weight-asian="normal" style:font-name-complex="David CLM" style:font-size-complex="12pt" style:font-style-complex="normal" style:text-emphasize="none"/>
    </style:style>
    <style:style style:name="T7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a13ef" style:letter-kerning="true" style:font-name-asian="DejaVu Sans" style:font-size-asian="12pt" style:font-style-asian="normal" style:font-weight-asian="normal" style:font-name-complex="David CLM" style:font-size-complex="12pt" style:font-style-complex="normal" style:text-emphasize="none"/>
    </style:style>
    <style:style style:name="T79"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d74e6" style:letter-kerning="true" style:font-name-asian="DejaVu Sans" style:font-size-asian="12pt" style:font-style-asian="normal" style:font-weight-asian="normal" style:font-name-complex="David CLM" style:font-size-complex="12pt" style:font-style-complex="normal" style:text-emphasize="none"/>
    </style:style>
    <style:style style:name="T80"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81"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82" style:family="text">
      <style:text-properties style:use-window-font-color="true" loext:opacity="0%"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83" style:family="text">
      <style:text-properties style:use-window-font-color="true" loext:opacity="0%"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84" style:family="text">
      <style:text-properties style:use-window-font-color="true" loext:opacity="0%"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85" style:family="text">
      <style:text-properties style:use-window-font-color="true" loext:opacity="0%"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86"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87"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88" style:family="text">
      <style:text-properties officeooo:rsid="070d3f0b"/>
    </style:style>
    <style:style style:name="T89" style:family="text">
      <style:text-properties style:text-position="9% 100%"/>
    </style:style>
    <style:style style:name="T90" style:family="text">
      <style:text-properties style:text-position="9% 100%" officeooo:rsid="06edb803"/>
    </style:style>
    <style:style style:name="T91" style:family="text">
      <style:text-properties style:text-position="9% 100%" officeooo:rsid="070ddfaf"/>
    </style:style>
    <style:style style:name="T92" style:family="text">
      <style:text-properties style:text-position="9% 100%" officeooo:rsid="071badd8"/>
    </style:style>
    <style:style style:name="T93" style:family="text">
      <style:text-properties style:text-position="9% 100%" style:font-name="Liberation Sans" fo:font-size="12pt" officeooo:rsid="0758e40b" style:font-size-asian="12pt" style:font-name-complex="David CLM" style:font-size-complex="12pt"/>
    </style:style>
    <style:style style:name="T94" style:family="text">
      <style:text-properties style:text-position="9% 100%" style:font-name="Liberation Sans" fo:font-size="12pt" officeooo:rsid="072235c0" style:font-size-asian="12pt" style:font-name-complex="David CLM" style:font-size-complex="12pt"/>
    </style:style>
    <style:style style:name="T95" style:family="text">
      <style:text-properties style:text-position="9% 100%" style:font-name="Liberation Sans" fo:font-size="12pt" officeooo:rsid="07241bca" style:font-size-asian="12pt" style:font-name-complex="David CLM" style:font-size-complex="12pt"/>
    </style:style>
    <style:style style:name="T96" style:family="text">
      <style:text-properties style:text-position="9% 100%" style:font-name="Liberation Sans" fo:font-size="12pt" officeooo:rsid="070ffe80" style:font-size-asian="12pt" style:font-name-complex="David CLM" style:font-size-complex="12pt"/>
    </style:style>
    <style:style style:name="T97" style:family="text">
      <style:text-properties style:text-position="9% 100%" style:font-name="Liberation Sans" fo:font-size="12pt" officeooo:rsid="06e9eb07" style:font-size-asian="12pt" style:font-name-complex="David CLM" style:font-size-complex="12pt"/>
    </style:style>
    <style:style style:name="T98" style:family="text">
      <style:text-properties style:text-position="9% 100%" style:font-name="Liberation Sans" fo:font-size="12pt" officeooo:rsid="07592253" style:font-size-asian="12pt" style:font-name-complex="David CLM" style:font-size-complex="12pt"/>
    </style:style>
    <style:style style:name="T99" style:family="text">
      <style:text-properties style:text-position="9% 100%" style:font-name="Liberation Sans" fo:font-size="12pt" fo:font-weight="bold" officeooo:rsid="070ffe80" style:font-size-asian="12pt" style:font-weight-asian="bold" style:font-name-complex="David CLM" style:font-size-complex="12pt" style:font-weight-complex="bold"/>
    </style:style>
    <style:style style:name="T100" style:family="text">
      <style:text-properties style:text-position="9% 100%" style:font-name="Liberation Sans" fo:font-size="12pt" fo:language="en" fo:country="US" officeooo:rsid="0758e40b" style:font-size-asian="12pt" style:font-name-complex="David CLM" style:font-size-complex="12pt"/>
    </style:style>
    <style:style style:name="T101" style:family="text">
      <style:text-properties style:text-position="9% 100%" style:font-name="Liberation Sans" fo:font-size="12pt" fo:language="en" fo:country="US" officeooo:rsid="0758e40b" style:font-size-asian="12pt" style:font-name-complex="David CLM" style:font-size-complex="12pt" style:font-weight-complex="normal"/>
    </style:style>
    <style:style style:name="T102" style:family="text">
      <style:text-properties style:text-position="9% 100%" style:font-name="Liberation Sans" fo:font-size="12pt" fo:language="en" fo:country="US" officeooo:rsid="07592253" style:font-size-asian="12pt" style:font-name-complex="David CLM" style:font-size-complex="12pt" style:font-weight-complex="normal"/>
    </style:style>
    <style:style style:name="T103" style:family="text">
      <style:text-properties officeooo:rsid="070e7259"/>
    </style:style>
    <style:style style:name="T104" style:family="text">
      <style:text-properties fo:font-weight="bold" style:font-weight-asian="bold"/>
    </style:style>
    <style:style style:name="T105" style:family="text">
      <style:text-properties fo:font-weight="bold" style:font-weight-asian="bold" style:font-weight-complex="bold"/>
    </style:style>
    <style:style style:name="T106" style:family="text">
      <style:text-properties fo:font-weight="bold" officeooo:rsid="075ba247" style:font-weight-asian="bold" style:font-weight-complex="bold"/>
    </style:style>
    <style:style style:name="T107" style:family="text">
      <style:text-properties fo:font-weight="bold" officeooo:rsid="075a01d3" style:font-weight-asian="bold" style:font-weight-complex="bold"/>
    </style:style>
    <style:style style:name="T108" style:family="text">
      <style:text-properties fo:font-weight="bold" officeooo:rsid="07762769" style:font-weight-asian="bold" style:font-weight-complex="bold"/>
    </style:style>
    <style:style style:name="T109" style:family="text">
      <style:text-properties officeooo:rsid="0731a643"/>
    </style:style>
    <style:style style:name="T110" style:family="text">
      <style:text-properties fo:language="en" fo:country="US"/>
    </style:style>
    <style:style style:name="T111" style:family="text">
      <style:text-properties fo:language="en" fo:country="US" fo:font-weight="bold" style:font-weight-asian="bold" style:font-weight-complex="bold"/>
    </style:style>
    <style:style style:name="T112" style:family="text">
      <style:text-properties fo:language="en" fo:country="US" fo:font-weight="bold" officeooo:rsid="07777da6" style:font-weight-asian="bold" style:font-weight-complex="bold"/>
    </style:style>
    <style:style style:name="T113" style:family="text">
      <style:text-properties fo:language="en" fo:country="US" fo:font-style="italic" style:font-style-asian="italic" style:font-style-complex="italic"/>
    </style:style>
    <style:style style:name="T114" style:family="text">
      <style:text-properties fo:language="en" fo:country="US" fo:font-style="italic" officeooo:rsid="07707161" style:font-name-asian="DejaVu Sans" style:font-style-asian="italic" style:font-style-complex="italic"/>
    </style:style>
    <style:style style:name="T115" style:family="text">
      <style:text-properties fo:language="en" fo:country="US" officeooo:rsid="075d966d"/>
    </style:style>
    <style:style style:name="T116" style:family="text">
      <style:text-properties fo:language="en" fo:country="US" officeooo:rsid="075e8e1e"/>
    </style:style>
    <style:style style:name="T117" style:family="text">
      <style:text-properties fo:language="en" fo:country="US" style:font-name-asian="DejaVu Sans" style:font-style-complex="normal"/>
    </style:style>
    <style:style style:name="T118" style:family="text">
      <style:text-properties fo:language="en" fo:country="US" officeooo:rsid="07707161" style:font-name-asian="DejaVu Sans" style:font-style-complex="normal"/>
    </style:style>
    <style:style style:name="T119" style:family="text">
      <style:text-properties fo:language="en" fo:country="US" officeooo:rsid="077222fc" style:font-name-asian="DejaVu Sans" style:font-style-complex="normal"/>
    </style:style>
    <style:style style:name="T120" style:family="text">
      <style:text-properties fo:language="en" fo:country="US" officeooo:rsid="07762769"/>
    </style:style>
    <style:style style:name="T121" style:family="text">
      <style:text-properties fo:language="en" fo:country="US" officeooo:rsid="0776c276"/>
    </style:style>
    <style:style style:name="T122" style:family="text">
      <style:text-properties fo:language="en" fo:country="US" officeooo:rsid="07777da6"/>
    </style:style>
    <style:style style:name="T123" style:family="text">
      <style:text-properties fo:language="en" fo:country="US" officeooo:rsid="07851e87"/>
    </style:style>
    <style:style style:name="T124" style:family="text">
      <style:text-properties style:text-position="-32% 100%"/>
    </style:style>
    <style:style style:name="T125" style:family="text">
      <style:text-properties style:text-position="-32% 100%" fo:font-style="italic" style:font-style-asian="italic"/>
    </style:style>
    <style:style style:name="T126" style:family="text">
      <style:text-properties style:text-position="-32% 100%" fo:font-style="italic" fo:font-weight="bold" style:font-style-asian="italic" style:font-weight-asian="bold"/>
    </style:style>
    <style:style style:name="T127" style:family="text">
      <style:text-properties style:text-position="-32% 100%" fo:font-weight="bold" style:font-weight-asian="bold"/>
    </style:style>
    <style:style style:name="T128" style:family="text">
      <style:text-properties fo:font-style="italic" style:font-style-asian="italic"/>
    </style:style>
    <style:style style:name="T129" style:family="text">
      <style:text-properties fo:font-style="italic" fo:font-weight="bold" style:font-style-asian="italic" style:font-weight-asian="bold"/>
    </style:style>
    <style:style style:name="T130" style:family="text">
      <style:text-properties officeooo:rsid="075a01d3"/>
    </style:style>
    <style:style style:name="T131" style:family="text">
      <style:text-properties officeooo:rsid="075ba247"/>
    </style:style>
    <style:style style:name="T132" style:family="text">
      <style:text-properties officeooo:rsid="075f7ab5"/>
    </style:style>
    <style:style style:name="T133" style:family="text">
      <style:text-properties officeooo:rsid="077458bc"/>
    </style:style>
    <style:style style:name="T134" style:family="text">
      <style:text-properties officeooo:rsid="0774931f"/>
    </style:style>
    <style:style style:name="T135" style:family="text">
      <style:text-properties officeooo:rsid="07762769"/>
    </style:style>
    <style:style style:name="T136" style:family="text">
      <style:text-properties style:font-name="Monospace" fo:language="en" fo:country="US" officeooo:rsid="0776c276" style:font-size-asian="10.5pt" style:font-name-complex="David CLM1" style:font-weight-complex="normal"/>
    </style:style>
    <style:style style:name="T137" style:family="text">
      <style:text-properties style:font-name="Monospace" fo:language="en" fo:country="US" officeooo:rsid="077890bc" style:font-size-asian="10.5pt" style:font-name-complex="David CLM1" style:font-weight-complex="normal"/>
    </style:style>
    <style:style style:name="T138" style:family="text">
      <style:text-properties style:font-name="Monospace" fo:language="en" fo:country="US" officeooo:rsid="07789f8a" style:font-size-asian="10.5pt" style:font-name-complex="David CLM1" style:font-weight-complex="normal"/>
    </style:style>
    <style:style style:name="T139" style:family="text">
      <style:text-properties style:font-name="Monospace" fo:language="en" fo:country="US" officeooo:rsid="078033e5" style:font-size-asian="10.5pt" style:font-name-complex="David CLM1" style:font-weight-complex="normal"/>
    </style:style>
    <style:style style:name="T140" style:family="text">
      <style:text-properties style:font-name="Monospace" fo:language="en" fo:country="US" officeooo:rsid="078831c5" style:font-size-asian="10.5pt" style:font-name-complex="David CLM1" style:font-weight-complex="normal"/>
    </style:style>
    <style:style style:name="T141" style:family="text">
      <style:text-properties style:font-name="Monospace" fo:language="en" fo:country="US" officeooo:rsid="0788d2fc" style:font-size-asian="10.5pt" style:font-name-complex="David CLM1" style:font-weight-complex="normal"/>
    </style:style>
    <style:style style:name="T142" style:family="text">
      <style:text-properties style:font-name="Monospace" fo:language="en" fo:country="US" officeooo:rsid="0788f06c" style:font-size-asian="10.5pt" style:font-name-complex="David CLM1" style:font-weight-complex="normal"/>
    </style:style>
    <style:style style:name="T143" style:family="text">
      <style:text-properties style:font-name="Monospace" fo:language="en" fo:country="US" officeooo:rsid="078af8c4" style:font-size-asian="10.5pt" style:font-name-complex="David CLM1" style:font-weight-complex="normal"/>
    </style:style>
    <style:style style:name="T144" style:family="text">
      <style:text-properties style:font-name="Monospace" fo:language="en" fo:country="US" officeooo:rsid="078c893e" style:font-size-asian="10.5pt" style:font-name-complex="David CLM1" style:font-weight-complex="normal"/>
    </style:style>
    <style:style style:name="T145" style:family="text">
      <style:text-properties style:font-name="Monospace" fo:language="en" fo:country="US" officeooo:rsid="07777da6" style:font-size-asian="10.5pt" style:font-name-complex="David CLM1" style:font-weight-complex="normal"/>
    </style:style>
    <style:style style:name="T146" style:family="text">
      <style:text-properties style:font-name="Monospace" fo:language="en" fo:country="US" officeooo:rsid="078ef515" style:font-size-asian="10.5pt" style:font-name-complex="David CLM1" style:font-weight-complex="normal"/>
    </style:style>
    <style:style style:name="T147" style:family="text">
      <style:text-properties style:font-name="Monospace" fo:language="en" fo:country="US" officeooo:rsid="0791c9b2" style:font-size-asian="10.5pt" style:font-name-complex="David CLM1" style:font-weight-complex="normal"/>
    </style:style>
    <style:style style:name="T148" style:family="text">
      <style:text-properties style:font-name="Monospace" fo:language="en" fo:country="US" officeooo:rsid="07900a64" style:font-size-asian="10.5pt" style:font-name-complex="David CLM1" style:font-weight-complex="normal"/>
    </style:style>
    <style:style style:name="T149" style:family="text">
      <style:text-properties style:font-name="Monospace" fo:language="en" fo:country="US" officeooo:rsid="0792d8ae" style:font-size-asian="10.5pt" style:font-name-complex="David CLM1" style:font-weight-complex="normal"/>
    </style:style>
    <style:style style:name="T150" style:family="text">
      <style:text-properties style:font-name="Monospace" fo:language="en" fo:country="US" officeooo:rsid="07970b53" style:font-size-asian="10.5pt" style:font-name-complex="David CLM1" style:font-weight-complex="normal"/>
    </style:style>
    <style:style style:name="T151" style:family="text">
      <style:text-properties style:font-name="Monospace" fo:language="en" fo:country="US" officeooo:rsid="07de47f0" style:font-size-asian="10.5pt" style:font-name-complex="David CLM1" style:font-weight-complex="normal"/>
    </style:style>
    <style:style style:name="T152" style:family="text">
      <style:text-properties style:font-name="Monospace" fo:language="en" fo:country="US" officeooo:rsid="07df294f" style:font-size-asian="10.5pt" style:font-name-complex="David CLM1" style:font-weight-complex="normal"/>
    </style:style>
    <style:style style:name="T153" style:family="text">
      <style:text-properties style:font-name="Monospace" fo:language="en" fo:country="US" officeooo:rsid="07eb7d18" style:font-size-asian="10.5pt" style:font-name-complex="David CLM1" style:font-weight-complex="normal"/>
    </style:style>
    <style:style style:name="T154" style:family="text">
      <style:text-properties style:font-name="Monospace" fo:language="en" fo:country="US" officeooo:rsid="08031585" style:font-size-asian="10.5pt" style:font-name-complex="David CLM1" style:font-weight-complex="normal"/>
    </style:style>
    <style:style style:name="T155" style:family="text">
      <style:text-properties style:font-name="Monospace" fo:language="en" fo:country="US" fo:font-weight="bold" officeooo:rsid="078831c5" style:font-size-asian="10.5pt" style:font-weight-asian="bold" style:font-name-complex="David CLM1" style:font-weight-complex="bold"/>
    </style:style>
    <style:style style:name="T156" style:family="text">
      <style:text-properties style:font-name="Monospace" fo:language="en" fo:country="US" fo:font-style="italic" officeooo:rsid="078aace0" style:font-size-asian="10.5pt" style:font-style-asian="italic" style:font-name-complex="David CLM1" style:font-style-complex="italic" style:font-weight-complex="normal"/>
    </style:style>
    <style:style style:name="T157" style:family="text">
      <style:text-properties style:font-name="Monospace" fo:language="en" fo:country="US" fo:font-style="italic" officeooo:rsid="078c893e" style:font-size-asian="10.5pt" style:font-style-asian="italic" style:font-name-complex="David CLM1" style:font-style-complex="italic" style:font-weight-complex="normal"/>
    </style:style>
    <style:style style:name="T158" style:family="text">
      <style:text-properties style:font-name="Monospace" fo:language="en" fo:country="US" fo:font-style="italic" officeooo:rsid="078ef515" style:font-size-asian="10.5pt" style:font-style-asian="italic" style:font-name-complex="David CLM1" style:font-style-complex="italic" style:font-weight-complex="normal"/>
    </style:style>
    <style:style style:name="T159" style:family="text">
      <style:text-properties style:font-name="Monospace" fo:font-size="10pt" officeooo:rsid="080f190c" style:font-size-asian="10pt" style:font-name-complex="David CLM1" style:font-size-complex="10pt" style:font-weight-complex="normal"/>
    </style:style>
    <style:style style:name="T160" style:family="text">
      <style:text-properties style:font-name="Monospace" fo:font-size="10pt" officeooo:rsid="0810fde5" style:font-size-asian="10pt" style:font-name-complex="David CLM1" style:font-size-complex="10pt" style:font-weight-complex="normal"/>
    </style:style>
    <style:style style:name="T161" style:family="text">
      <style:text-properties fo:language="en" fo:country="US"/>
    </style:style>
    <style:style style:name="T162" style:family="text">
      <style:text-properties fo:language="en" fo:country="US" fo:font-weight="bold" style:font-weight-asian="bold" style:font-weight-complex="bold"/>
    </style:style>
    <style:style style:name="T163" style:family="text">
      <style:text-properties fo:language="en" fo:country="US" fo:font-weight="bold" officeooo:rsid="07777da6" style:font-weight-asian="bold" style:font-weight-complex="bold"/>
    </style:style>
    <style:style style:name="T164" style:family="text">
      <style:text-properties fo:language="en" fo:country="US" officeooo:rsid="07777da6"/>
    </style:style>
    <style:style style:name="T165" style:family="text">
      <style:text-properties fo:language="en" fo:country="US" fo:font-style="italic" officeooo:rsid="07777da6" style:font-style-asian="italic" style:font-style-complex="italic"/>
    </style:style>
    <style:style style:name="T166" style:family="text">
      <style:text-properties fo:language="en" fo:country="US" officeooo:rsid="07da050b"/>
    </style:style>
    <style:style style:name="T167" style:family="text">
      <style:text-properties fo:language="en" fo:country="US" officeooo:rsid="07e8ede9"/>
    </style:style>
    <style:style style:name="T168" style:family="text">
      <style:text-properties style:text-position="sub 58%" fo:language="en" fo:country="US" officeooo:rsid="07777da6"/>
    </style:style>
    <style:style style:name="T169" style:family="text">
      <style:text-properties style:text-position="sub 58%" style:font-name="Monospace" fo:language="en" fo:country="US" style:font-size-asian="10.5pt" style:font-name-complex="David CLM1" style:font-weight-complex="normal"/>
    </style:style>
    <style:style style:name="T170" style:family="text">
      <style:text-properties style:text-position="sub 58%" style:font-name="Monospace" fo:language="en" fo:country="US" officeooo:rsid="07789f8a" style:font-size-asian="10.5pt" style:font-name-complex="David CLM1" style:font-weight-complex="normal"/>
    </style:style>
    <style:style style:name="T171" style:family="text">
      <style:text-properties style:text-position="sub 58%" style:font-name="Monospace" fo:language="en" fo:country="US" officeooo:rsid="077c20e1" style:font-size-asian="10.5pt" style:font-name-complex="David CLM1" style:font-weight-complex="normal"/>
    </style:style>
    <style:style style:name="T172" style:family="text">
      <style:text-properties style:text-position="sub 58%" style:font-name="Monospace" fo:language="en" fo:country="US" officeooo:rsid="077d1893" style:font-size-asian="10.5pt" style:font-name-complex="David CLM1" style:font-weight-complex="normal"/>
    </style:style>
    <style:style style:name="T173" style:family="text">
      <style:text-properties style:text-position="sub 58%" style:font-name="Monospace" fo:language="en" fo:country="US" officeooo:rsid="07970b53" style:font-size-asian="10.5pt" style:font-name-complex="David CLM1" style:font-weight-complex="normal"/>
    </style:style>
    <style:style style:name="T174" style:family="text">
      <style:text-properties style:text-position="sub 58%" style:font-name="Monospace" fo:language="en" fo:country="US" officeooo:rsid="0798d550" style:font-size-asian="10.5pt" style:font-name-complex="David CLM1" style:font-weight-complex="normal"/>
    </style:style>
    <style:style style:name="T175" style:family="text">
      <style:text-properties style:text-position="sub 58%" style:font-name="Monospace" fo:language="en" fo:country="US" officeooo:rsid="07a8f836" style:font-size-asian="10.5pt" style:font-name-complex="David CLM1" style:font-weight-complex="normal"/>
    </style:style>
    <style:style style:name="T176" style:family="text">
      <style:text-properties style:text-position="sub 58%" style:font-name="Monospace" fo:language="en" fo:country="US" fo:font-style="normal" officeooo:rsid="07a4691d" style:font-size-asian="10.5pt" style:font-style-asian="normal" style:font-name-complex="David CLM1" style:font-style-complex="normal" style:font-weight-complex="normal"/>
    </style:style>
    <style:style style:name="T177" style:family="text">
      <style:text-properties style:text-position="sub 58%" style:font-name="Monospace" fo:language="en" fo:country="US" fo:font-style="normal" officeooo:rsid="07a8f836" style:font-size-asian="10.5pt" style:font-style-asian="normal" style:font-name-complex="David CLM1" style:font-style-complex="normal" style:font-weight-complex="normal"/>
    </style:style>
    <style:style style:name="T178" style:family="text">
      <style:text-properties style:text-position="0% 100%" style:font-name="Monospace" fo:language="en" fo:country="US" style:font-size-asian="10.5pt" style:font-name-complex="David CLM1" style:font-weight-complex="normal"/>
    </style:style>
    <style:style style:name="T179" style:family="text">
      <style:text-properties style:text-position="0% 100%" style:font-name="Monospace" fo:language="en" fo:country="US" officeooo:rsid="07789f8a" style:font-size-asian="10.5pt" style:font-name-complex="David CLM1" style:font-weight-complex="normal"/>
    </style:style>
    <style:style style:name="T180" style:family="text">
      <style:text-properties style:text-position="0% 100%" style:font-name="Monospace" fo:language="en" fo:country="US" officeooo:rsid="077a9410" style:font-size-asian="10.5pt" style:font-name-complex="David CLM1" style:font-weight-complex="normal"/>
    </style:style>
    <style:style style:name="T181" style:family="text">
      <style:text-properties style:text-position="0% 100%" style:font-name="Monospace" fo:language="en" fo:country="US" officeooo:rsid="077b3189" style:font-size-asian="10.5pt" style:font-name-complex="David CLM1" style:font-weight-complex="normal"/>
    </style:style>
    <style:style style:name="T182" style:family="text">
      <style:text-properties style:text-position="0% 100%" style:font-name="Monospace" fo:language="en" fo:country="US" officeooo:rsid="077c20e1" style:font-size-asian="10.5pt" style:font-name-complex="David CLM1" style:font-weight-complex="normal"/>
    </style:style>
    <style:style style:name="T183" style:family="text">
      <style:text-properties style:text-position="0% 100%" style:font-name="Monospace" fo:language="en" fo:country="US" officeooo:rsid="077d1893" style:font-size-asian="10.5pt" style:font-name-complex="David CLM1" style:font-weight-complex="normal"/>
    </style:style>
    <style:style style:name="T184" style:family="text">
      <style:text-properties style:text-position="0% 100%" style:font-name="Monospace" fo:language="en" fo:country="US" officeooo:rsid="077e9e24" style:font-size-asian="10.5pt" style:font-name-complex="David CLM1" style:font-weight-complex="normal"/>
    </style:style>
    <style:style style:name="T185" style:family="text">
      <style:text-properties style:text-position="0% 100%" style:font-name="Monospace" fo:language="en" fo:country="US" officeooo:rsid="078033e5" style:font-size-asian="10.5pt" style:font-name-complex="David CLM1" style:font-weight-complex="normal"/>
    </style:style>
    <style:style style:name="T186" style:family="text">
      <style:text-properties style:text-position="0% 100%" style:font-name="Monospace" fo:language="en" fo:country="US" officeooo:rsid="0780c44d" style:font-size-asian="10.5pt" style:font-name-complex="David CLM1" style:font-weight-complex="normal"/>
    </style:style>
    <style:style style:name="T187" style:family="text">
      <style:text-properties style:text-position="0% 100%" style:font-name="Monospace" fo:language="en" fo:country="US" officeooo:rsid="078317b8" style:font-size-asian="10.5pt" style:font-name-complex="David CLM1" style:font-weight-complex="normal"/>
    </style:style>
    <style:style style:name="T188" style:family="text">
      <style:text-properties style:text-position="0% 100%" style:font-name="Monospace" fo:language="en" fo:country="US" officeooo:rsid="07937acf" style:font-size-asian="10.5pt" style:font-name-complex="David CLM1" style:font-weight-complex="normal"/>
    </style:style>
    <style:style style:name="T189" style:family="text">
      <style:text-properties style:text-position="0% 100%" style:font-name="Monospace" fo:language="en" fo:country="US" officeooo:rsid="0795681e" style:font-size-asian="10.5pt" style:font-name-complex="David CLM1" style:font-weight-complex="normal"/>
    </style:style>
    <style:style style:name="T190" style:family="text">
      <style:text-properties style:text-position="0% 100%" style:font-name="Monospace" fo:language="en" fo:country="US" officeooo:rsid="07970b53" style:font-size-asian="10.5pt" style:font-name-complex="David CLM1" style:font-weight-complex="normal"/>
    </style:style>
    <style:style style:name="T191" style:family="text">
      <style:text-properties style:text-position="0% 100%" style:font-name="Monospace" fo:language="en" fo:country="US" officeooo:rsid="0798d550" style:font-size-asian="10.5pt" style:font-name-complex="David CLM1" style:font-weight-complex="normal"/>
    </style:style>
    <style:style style:name="T192" style:family="text">
      <style:text-properties style:text-position="0% 100%" style:font-name="Monospace" fo:language="en" fo:country="US" officeooo:rsid="079bb91b" style:font-size-asian="10.5pt" style:font-name-complex="David CLM1" style:font-weight-complex="normal"/>
    </style:style>
    <style:style style:name="T193" style:family="text">
      <style:text-properties style:text-position="0% 100%" style:font-name="Monospace" fo:language="en" fo:country="US" officeooo:rsid="079e25e1" style:font-size-asian="10.5pt" style:font-name-complex="David CLM1" style:font-weight-complex="normal"/>
    </style:style>
    <style:style style:name="T194" style:family="text">
      <style:text-properties style:text-position="0% 100%" style:font-name="Monospace" fo:language="en" fo:country="US" officeooo:rsid="079facf2" style:font-size-asian="10.5pt" style:font-name-complex="David CLM1" style:font-weight-complex="normal"/>
    </style:style>
    <style:style style:name="T195" style:family="text">
      <style:text-properties style:text-position="0% 100%" style:font-name="Monospace" fo:language="en" fo:country="US" officeooo:rsid="07a1216d" style:font-size-asian="10.5pt" style:font-name-complex="David CLM1" style:font-weight-complex="normal"/>
    </style:style>
    <style:style style:name="T196" style:family="text">
      <style:text-properties style:text-position="0% 100%" style:font-name="Monospace" fo:language="en" fo:country="US" officeooo:rsid="07a197d2" style:font-size-asian="10.5pt" style:font-name-complex="David CLM1" style:font-weight-complex="normal"/>
    </style:style>
    <style:style style:name="T197" style:family="text">
      <style:text-properties style:text-position="0% 100%" style:font-name="Monospace" fo:language="en" fo:country="US" officeooo:rsid="07a29d94" style:font-size-asian="10.5pt" style:font-name-complex="David CLM1" style:font-weight-complex="normal"/>
    </style:style>
    <style:style style:name="T198" style:family="text">
      <style:text-properties style:text-position="0% 100%" style:font-name="Monospace" fo:language="en" fo:country="US" officeooo:rsid="07a4691d" style:font-size-asian="10.5pt" style:font-name-complex="David CLM1" style:font-weight-complex="normal"/>
    </style:style>
    <style:style style:name="T199" style:family="text">
      <style:text-properties style:text-position="0% 100%" style:font-name="Monospace" fo:language="en" fo:country="US" officeooo:rsid="07a7f951" style:font-size-asian="10.5pt" style:font-name-complex="David CLM1" style:font-weight-complex="normal"/>
    </style:style>
    <style:style style:name="T200" style:family="text">
      <style:text-properties style:text-position="0% 100%" style:font-name="Monospace" fo:language="en" fo:country="US" officeooo:rsid="07adccc1" style:font-size-asian="10.5pt" style:font-name-complex="David CLM1" style:font-weight-complex="normal"/>
    </style:style>
    <style:style style:name="T201" style:family="text">
      <style:text-properties style:text-position="0% 100%" style:font-name="Monospace" fo:language="en" fo:country="US" officeooo:rsid="07bc34f7" style:font-size-asian="10.5pt" style:font-name-complex="David CLM1" style:font-weight-complex="normal"/>
    </style:style>
    <style:style style:name="T202" style:family="text">
      <style:text-properties style:text-position="0% 100%" style:font-name="Monospace" fo:language="en" fo:country="US" officeooo:rsid="07be2cd1" style:font-size-asian="10.5pt" style:font-name-complex="David CLM1" style:font-weight-complex="normal"/>
    </style:style>
    <style:style style:name="T203" style:family="text">
      <style:text-properties style:text-position="0% 100%" style:font-name="Monospace" fo:language="en" fo:country="US" officeooo:rsid="07c0f8e5" style:font-size-asian="10.5pt" style:font-name-complex="David CLM1" style:font-weight-complex="normal"/>
    </style:style>
    <style:style style:name="T204" style:family="text">
      <style:text-properties style:text-position="0% 100%" style:font-name="Monospace" fo:language="en" fo:country="US" officeooo:rsid="07c186b4" style:font-size-asian="10.5pt" style:font-name-complex="David CLM1" style:font-weight-complex="normal"/>
    </style:style>
    <style:style style:name="T205" style:family="text">
      <style:text-properties style:text-position="0% 100%" style:font-name="Monospace" fo:language="en" fo:country="US" officeooo:rsid="07ccba32" style:font-size-asian="10.5pt" style:font-name-complex="David CLM1" style:font-weight-complex="normal"/>
    </style:style>
    <style:style style:name="T206" style:family="text">
      <style:text-properties style:text-position="0% 100%" style:font-name="Monospace" fo:language="en" fo:country="US" officeooo:rsid="07cf191a" style:font-size-asian="10.5pt" style:font-name-complex="David CLM1" style:font-weight-complex="normal"/>
    </style:style>
    <style:style style:name="T207" style:family="text">
      <style:text-properties style:text-position="0% 100%" style:font-name="Monospace" fo:language="en" fo:country="US" officeooo:rsid="07d5ad91" style:font-size-asian="10.5pt" style:font-name-complex="David CLM1" style:font-weight-complex="normal"/>
    </style:style>
    <style:style style:name="T208" style:family="text">
      <style:text-properties style:text-position="0% 100%" style:font-name="Monospace" fo:language="en" fo:country="US" officeooo:rsid="07d84436" style:font-size-asian="10.5pt" style:font-name-complex="David CLM1" style:font-weight-complex="normal"/>
    </style:style>
    <style:style style:name="T209" style:family="text">
      <style:text-properties style:text-position="0% 100%" style:font-name="Monospace" fo:language="en" fo:country="US" officeooo:rsid="07dbfdf8" style:font-size-asian="10.5pt" style:font-name-complex="David CLM1" style:font-weight-complex="normal"/>
    </style:style>
    <style:style style:name="T210" style:family="text">
      <style:text-properties style:text-position="0% 100%" style:font-name="Monospace" fo:language="en" fo:country="US" officeooo:rsid="07e52f57" style:font-size-asian="10.5pt" style:font-name-complex="David CLM1" style:font-weight-complex="normal"/>
    </style:style>
    <style:style style:name="T211" style:family="text">
      <style:text-properties style:text-position="0% 100%" style:font-name="Monospace" fo:language="en" fo:country="US" officeooo:rsid="07e5eca8" style:font-size-asian="10.5pt" style:font-name-complex="David CLM1" style:font-weight-complex="normal"/>
    </style:style>
    <style:style style:name="T212" style:family="text">
      <style:text-properties style:text-position="0% 100%" style:font-name="Monospace" fo:language="en" fo:country="US" officeooo:rsid="07e66e0c" style:font-size-asian="10.5pt" style:font-name-complex="David CLM1" style:font-weight-complex="normal"/>
    </style:style>
    <style:style style:name="T213" style:family="text">
      <style:text-properties style:text-position="0% 100%" style:font-name="Monospace" fo:language="en" fo:country="US" officeooo:rsid="07e77fce" style:font-size-asian="10.5pt" style:font-name-complex="David CLM1" style:font-weight-complex="normal"/>
    </style:style>
    <style:style style:name="T214" style:family="text">
      <style:text-properties style:text-position="0% 100%" style:font-name="Monospace" fo:language="en" fo:country="US" officeooo:rsid="07e9f797" style:font-size-asian="10.5pt" style:font-name-complex="David CLM1" style:font-weight-complex="normal"/>
    </style:style>
    <style:style style:name="T215" style:family="text">
      <style:text-properties style:text-position="0% 100%" style:font-name="Monospace" fo:language="en" fo:country="US" officeooo:rsid="07eb7d18" style:font-size-asian="10.5pt" style:font-name-complex="David CLM1" style:font-weight-complex="normal"/>
    </style:style>
    <style:style style:name="T216" style:family="text">
      <style:text-properties style:text-position="0% 100%" style:font-name="Monospace" fo:language="en" fo:country="US" officeooo:rsid="07ed314d" style:font-size-asian="10.5pt" style:font-name-complex="David CLM1" style:font-weight-complex="normal"/>
    </style:style>
    <style:style style:name="T217" style:family="text">
      <style:text-properties style:text-position="0% 100%" style:font-name="Monospace" fo:language="en" fo:country="US" officeooo:rsid="07ee62cc" style:font-size-asian="10.5pt" style:font-name-complex="David CLM1" style:font-weight-complex="normal"/>
    </style:style>
    <style:style style:name="T218" style:family="text">
      <style:text-properties style:text-position="0% 100%" style:font-name="Monospace" fo:language="en" fo:country="US" officeooo:rsid="07f2fb34" style:font-size-asian="10.5pt" style:font-name-complex="David CLM1" style:font-weight-complex="normal"/>
    </style:style>
    <style:style style:name="T219" style:family="text">
      <style:text-properties style:text-position="0% 100%" style:font-name="Monospace" fo:language="en" fo:country="US" officeooo:rsid="07f36160" style:font-size-asian="10.5pt" style:font-name-complex="David CLM1" style:font-weight-complex="normal"/>
    </style:style>
    <style:style style:name="T220" style:family="text">
      <style:text-properties style:text-position="0% 100%" style:font-name="Monospace" fo:language="en" fo:country="US" officeooo:rsid="07f55341" style:font-size-asian="10.5pt" style:font-name-complex="David CLM1" style:font-weight-complex="normal"/>
    </style:style>
    <style:style style:name="T221" style:family="text">
      <style:text-properties style:text-position="0% 100%" style:font-name="Monospace" fo:language="en" fo:country="US" officeooo:rsid="07f63a80" style:font-size-asian="10.5pt" style:font-name-complex="David CLM1" style:font-weight-complex="normal"/>
    </style:style>
    <style:style style:name="T222" style:family="text">
      <style:text-properties style:text-position="0% 100%" style:font-name="Monospace" fo:language="en" fo:country="US" officeooo:rsid="07f6879c" style:font-size-asian="10.5pt" style:font-name-complex="David CLM1" style:font-weight-complex="normal"/>
    </style:style>
    <style:style style:name="T223" style:family="text">
      <style:text-properties style:text-position="0% 100%" style:font-name="Monospace" fo:language="en" fo:country="US" officeooo:rsid="07f6b4db" style:font-size-asian="10.5pt" style:font-name-complex="David CLM1" style:font-weight-complex="normal"/>
    </style:style>
    <style:style style:name="T224" style:family="text">
      <style:text-properties style:text-position="0% 100%" style:font-name="Monospace" fo:language="en" fo:country="US" officeooo:rsid="07fb98da" style:font-size-asian="10.5pt" style:font-name-complex="David CLM1" style:font-weight-complex="normal"/>
    </style:style>
    <style:style style:name="T225" style:family="text">
      <style:text-properties style:text-position="0% 100%" style:font-name="Monospace" fo:language="en" fo:country="US" officeooo:rsid="07fc43de" style:font-size-asian="10.5pt" style:font-name-complex="David CLM1" style:font-weight-complex="normal"/>
    </style:style>
    <style:style style:name="T226" style:family="text">
      <style:text-properties style:text-position="0% 100%" style:font-name="Monospace" fo:language="en" fo:country="US" officeooo:rsid="07fd6779" style:font-size-asian="10.5pt" style:font-name-complex="David CLM1" style:font-weight-complex="normal"/>
    </style:style>
    <style:style style:name="T227" style:family="text">
      <style:text-properties style:text-position="0% 100%" style:font-name="Monospace" fo:language="en" fo:country="US" officeooo:rsid="07fe8195" style:font-size-asian="10.5pt" style:font-name-complex="David CLM1" style:font-weight-complex="normal"/>
    </style:style>
    <style:style style:name="T228" style:family="text">
      <style:text-properties style:text-position="0% 100%" style:font-name="Monospace" fo:language="en" fo:country="US" officeooo:rsid="08008b77" style:font-size-asian="10.5pt" style:font-name-complex="David CLM1" style:font-weight-complex="normal"/>
    </style:style>
    <style:style style:name="T229" style:family="text">
      <style:text-properties style:text-position="0% 100%" style:font-name="Monospace" fo:language="en" fo:country="US" officeooo:rsid="080169b3" style:font-size-asian="10.5pt" style:font-name-complex="David CLM1" style:font-weight-complex="normal"/>
    </style:style>
    <style:style style:name="T230" style:family="text">
      <style:text-properties style:text-position="0% 100%" style:font-name="Monospace" fo:language="en" fo:country="US" officeooo:rsid="0806890f" style:font-size-asian="10.5pt" style:font-name-complex="David CLM1" style:font-weight-complex="normal"/>
    </style:style>
    <style:style style:name="T231" style:family="text">
      <style:text-properties style:text-position="0% 100%" style:font-name="Monospace" fo:language="en" fo:country="US" officeooo:rsid="0809a11b" style:font-size-asian="10.5pt" style:font-name-complex="David CLM1" style:font-weight-complex="normal"/>
    </style:style>
    <style:style style:name="T232" style:family="text">
      <style:text-properties style:text-position="0% 100%" style:font-name="Monospace" fo:language="en" fo:country="US" fo:font-style="italic" officeooo:rsid="077d1893" style:font-size-asian="10.5pt" style:font-style-asian="italic" style:font-name-complex="David CLM1" style:font-style-complex="italic" style:font-weight-complex="normal"/>
    </style:style>
    <style:style style:name="T233" style:family="text">
      <style:text-properties style:text-position="0% 100%" style:font-name="Monospace" fo:language="en" fo:country="US" fo:font-style="italic" officeooo:rsid="0780c44d" style:font-size-asian="10.5pt" style:font-style-asian="italic" style:font-name-complex="David CLM1" style:font-style-complex="italic" style:font-weight-complex="normal"/>
    </style:style>
    <style:style style:name="T234" style:family="text">
      <style:text-properties style:text-position="0% 100%" style:font-name="Monospace" fo:language="en" fo:country="US" fo:font-style="italic" officeooo:rsid="07ccba32" style:font-size-asian="10.5pt" style:font-style-asian="italic" style:font-name-complex="David CLM1" style:font-style-complex="italic" style:font-weight-complex="normal"/>
    </style:style>
    <style:style style:name="T235" style:family="text">
      <style:text-properties style:text-position="0% 100%" style:font-name="Monospace" fo:language="en" fo:country="US" fo:font-style="italic" officeooo:rsid="07f6b4db" style:font-size-asian="10.5pt" style:font-style-asian="italic" style:font-name-complex="David CLM1" style:font-style-complex="italic" style:font-weight-complex="normal"/>
    </style:style>
    <style:style style:name="T236" style:family="text">
      <style:text-properties style:text-position="0% 100%" style:font-name="Monospace" fo:language="en" fo:country="US" fo:font-style="italic" officeooo:rsid="07fb98da" style:font-size-asian="10.5pt" style:font-style-asian="italic" style:font-name-complex="David CLM1" style:font-style-complex="italic" style:font-weight-complex="normal"/>
    </style:style>
    <style:style style:name="T237" style:family="text">
      <style:text-properties style:text-position="0% 100%" style:font-name="Monospace" fo:language="en" fo:country="US" fo:font-weight="bold" officeooo:rsid="07f36160" style:font-size-asian="10.5pt" style:font-weight-asian="bold" style:font-name-complex="David CLM1" style:font-weight-complex="bold"/>
    </style:style>
    <style:style style:name="T238" style:family="text">
      <style:text-properties style:text-position="0% 100%" style:font-name="Monospace" fo:language="en" fo:country="US" fo:font-style="normal" officeooo:rsid="07f6b4db" style:font-size-asian="10.5pt" style:font-style-asian="normal" style:font-name-complex="David CLM1" style:font-style-complex="normal" style:font-weight-complex="normal"/>
    </style:style>
    <style:style style:name="T239" style:family="text">
      <style:text-properties style:text-position="0% 100%" style:font-name="Monospace" fo:language="en" fo:country="US" fo:font-style="normal" officeooo:rsid="07f8237f" style:font-size-asian="10.5pt" style:font-style-asian="normal" style:font-name-complex="David CLM1" style:font-style-complex="normal" style:font-weight-complex="normal"/>
    </style:style>
    <style:style style:name="T240" style:family="text">
      <style:text-properties officeooo:rsid="080d2dc1"/>
    </style:style>
    <style:style style:name="T241" style:family="text">
      <style:text-properties fo:font-size="10pt" style:font-size-asian="10pt" style:font-size-complex="10pt"/>
    </style:style>
    <style:style style:name="T242" style:family="text">
      <style:text-properties fo:font-size="10pt" officeooo:rsid="080d2dc1" style:font-size-asian="10pt" style:font-size-complex="10pt"/>
    </style:style>
    <style:style style:name="T243" style:family="text">
      <style:text-properties fo:font-size="10pt" officeooo:rsid="080f190c" style:font-size-asian="10pt" style:font-size-complex="10pt"/>
    </style:style>
    <style:style style:name="T244" style:family="text">
      <style:text-properties fo:font-size="10pt" officeooo:rsid="080ed1bf" style:font-size-asian="10pt" style:font-size-complex="10pt"/>
    </style:style>
    <style:style style:name="T245" style:family="text">
      <style:text-properties fo:font-size="10pt" officeooo:rsid="0810fde5" style:font-size-asian="10pt" style:font-size-complex="10pt"/>
    </style:style>
    <style:style style:name="T246" style:family="text">
      <style:text-properties fo:font-size="10pt" officeooo:rsid="0812850e" style:font-size-asian="10pt" style:font-size-complex="10pt"/>
    </style:style>
    <style:style style:name="T247" style:family="text">
      <style:text-properties fo:font-size="10pt" officeooo:rsid="08132405" style:font-size-asian="10pt" style:font-size-complex="10pt"/>
    </style:style>
    <style:style style:name="T248" style:family="text">
      <style:text-properties officeooo:rsid="080ed1bf"/>
    </style:style>
    <style:style style:name="T249" style:family="text">
      <style:text-properties officeooo:rsid="080f190c"/>
    </style:style>
    <style:style style:name="T250" style:family="text">
      <style:text-properties officeooo:rsid="0810fde5"/>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חלוקה הוגנת <text:span text:style-name="T88">עם שיתוף מינימלי</text:span></text:h>
      <text:p text:style-name="P5">עד עכשיו ראינו כמה דרכים להתמודד עם חלוקה הוגנת של חפצים בדידים:</text:p>
      <text:p text:style-name="P6">(1) שימוש בכסף כדי למנוע קנאה - ראינו דוגמה לזה בבעיית חלוקת שכר-הדירה.</text:p>
      <text:p text:style-name="P3"><text:span text:style-name="T89">(</text:span><text:span text:style-name="T103">2</text:span><text:span text:style-name="T89">) </text:span><text:span text:style-name="T103">חלוקה הוגנת-בקירוב – אלגוריתם גרף-הקנאה</text:span><text:span text:style-name="T89">.</text:span></text:p>
      <text:p text:style-name="P7"><text:span text:style-name="T89">(3) </text:span><text:span text:style-name="T92">פתרון נוסף הוא </text:span><text:span text:style-name="T90">חלוקה בגורל - שיטה מעניינת ומעשית, החל מחלוקת ארץ ישראל בימי משה רבנו ויהושע בן-נון, ועד ל"מחיר למשתכן" בימי משה כחלון. דיון בשיטה זו דורש ידע </text:span><text:span text:style-name="T91">רב</text:span><text:span text:style-name="T90"> בהסתברות, ולכן נשאיר</text:span><text:span text:style-name="T91">ו </text:span><text:span text:style-name="T90">לקורס אחר.</text:span></text:p>
      <text:p text:style-name="P4">אבל מה אם אנחנו לא רוצים להשתמש בכסף (למשל משיקולי מס), והחפצים יקרים מכדי שיהיה אפשר להסתפק בהגינות "בערך" או בהגרלה?</text:p>
      <text:p text:style-name="P4">במצב זה, הפתרון המקובל 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 <text:span text:style-name="T132">גם במקומות עבודה מסויימים מקובל לשתף חפצים, למשל, לתת לעובדים "חצי רכב" (= רכב שנמצא ברשותם 50% מהזמן).</text:span></text:p>
      <text:p text:style-name="Standard"/>
      <text:p text:style-name="Standard">שיתוף <text:span text:style-name="T110">חפצים עלול להיות מאד לא נוח. תחשבו למשל על אנשים שצריכים לשתף ביניהם רכב: בכל מספר ימים, כשמגיע התור של הצד השני להשתמש ברכב, צריך להעביר לו את המפתח. </text:span>לכן נעדיף חלוקה שבה מספר השיתופים הוא קטן ככל האפשר. <text:span text:style-name="T105">מהו המספר הקטן ביותר של חפצים שצריך לשתף, על-מנת להשיג חלוקה הוגנת ויעילה?</text:span></text:p>
      <text:p text:style-name="Standard"/>
      <text:p text:style-name="P39"><text:span text:style-name="T130">א. </text:span>שני שחקנים</text:p>
      <text:p text:style-name="P24"><text:span text:style-name="T73">בשלב ראשון </text:span><text:span text:style-name="T75">נניח </text:span><text:span text:style-name="T73">שיש לנו רק שני </text:span><text:span text:style-name="T75">שחקנים</text:span><text:span text:style-name="T73">. </text:span><text:span text:style-name="T74">קל לראות, שבמקרים מסויימים חייבים לשתף </text:span><text:span text:style-name="T68">חפץ אחד</text:span><text:span text:style-name="T74"> (למשל, אם יש רק חפץ אחד עם ערך גדול מאד, ולכל שאר החפצים ערך קטן משמעותית). האם </text:span><text:span text:style-name="T68">תמיד </text:span><text:span text:style-name="T74">אפשר להשיג חלוקה הוגנת ויעילה עם שיתוף חפץ אחד בלבד?</text:span></text:p>
      <text:p text:style-name="P23"/>
      <text:p text:style-name="P22"><text:span text:style-name="T67">ניסיון ראשון</text:span><text:span text:style-name="T33">: נסדר את כל </text:span><text:span text:style-name="T39">החפצים </text:span><text:span text:style-name="T33">בשורה ונתייחס אליהם כמו עוגה. נבקש </text:span><text:span text:style-name="T38">מאדם אחד </text:span><text:span text:style-name="T33">לחתוך </text:span><text:span text:style-name="T38">ומהשני </text:span><text:span text:style-name="T33">לבחור (או להיפך). בשיטה זו </text:span><text:span text:style-name="T31">אין קנאה</text:span><text:span text:style-name="T33">, ולכל היותר</text:span><text:span text:style-name="T31"> חפץ אחד נחתך</text:span><text:span text:style-name="T33">. אבל החלוקה לא בהכרח יעילה פארטו (קל למצוא דוגמאות לכך).</text:span></text:p>
      <text:p text:style-name="P23"/>
      <text:p text:style-name="P22"><text:span text:style-name="T67">ניסיון שני</text:span><text:span text:style-name="T33">: </text:span><text:span text:style-name="T31">כל חפץ נמסר למי </text:span><text:span text:style-name="T33">שמייחס לו את הניקוד הגבוה ביותר. החלוקה ממקסמת את סכום הערכים, ולכן היא יעילה פארטו (כמו שהוכחנו בעבר), </text:span><text:span text:style-name="T48">ואין בה שיתופים בכלל. אבל עלולה להיות </text:span><text:span text:style-name="T33">קנאה (קל למצוא דוגמאות לכך).</text:span></text:p>
      <text:p text:style-name="P13"><text:span text:style-name="T28">ניסיון שלישי</text:span><text:span text:style-name="T11">: </text:span><text:span text:style-name="T12">נתייחס </text:span><text:span text:style-name="T19">ל</text:span><text:span text:style-name="T18">חפצים</text:span><text:span text:style-name="T12"> כמו לסחורות, ונמצא חלוקה הממקסמת את </text:span><text:span text:style-name="T11">מכפלת הערכים.</text:span><text:span text:style-name="T12"> כפי שהוכחנו </text:span><text:span text:style-name="T20">באחד השיעורים הקודמים</text:span><text:span text:style-name="T12">, החלוקה תהיה ללא קנאה וגם יעילה </text:span><text:span text:style-name="T4">פארטו; אבל</text:span><text:span text:style-name="T5">,</text:span><text:span text:style-name="T4"> לא </text:span><text:span text:style-name="T6">בטוח שייחתך רק חפץ אחד</text:span><text:span text:style-name="T4">.</text:span></text:p>
      <text:p text:style-name="P58"><text:soft-page-break/></text:p>
      <text:p text:style-name="P42"><text:span text:style-name="T9">א</text:span><text:span text:style-name="T8">לגוריתם המנצח המתוקן</text:span></text:p>
      <text:p text:style-name="P9"><text:span text:style-name="T94">קיים אלגוריתם לשני אנשים, המוצא חלוקה הוגנת ויעילה פארטו עם </text:span><text:span text:style-name="T95">שיתוף </text:span><text:span text:style-name="T99">חפץ אחד </text:span><text:span text:style-name="T96">לכל היותר. </text:span><text:span text:style-name="T93">האלגוריתם פותח ע"י שני פרופסורים אמריקאים - סטיבן בראמס (</text:span><text:span text:style-name="T100">Steven Brams) </text:span><text:span text:style-name="T101">שהוא פרופסור למדעי-המדינה, ואלן טיילור (Alan Taylor) שהוא פרופסור למתמטיקה. שיתוף-הפעולה ביניהם הניב הרבה אלגוריתמים, וביניהם גם את האלגוריתם </text:span><text:span text:style-name="T102">שנראה מייד</text:span><text:span text:style-name="T101">. </text:span><text:span text:style-name="T96">האלגוריתם </text:span><text:span text:style-name="T98">יכול לשמש </text:span><text:span text:style-name="T97">לא רק לחלוקה של חפצים אלא גם לחלוקה של נושאים שיש עליהם מחלוקת, כמו למשל במשפטי גירושין או פירוק שותפויות. האלגוריתם יכול לשמש לגישור ולמציאת פתרון שיהיה טוב לשני הצדדים, ולכן הוא נקרא "the win-win solution" או "adjusted winner" (המנצח המתוקן).</text:span></text:p>
      <text:p text:style-name="P8"><text:span text:style-name="T85">האלגוריתם מתייחס ל</text:span><text:span text:style-name="T81">שני שותפים</text:span><text:span text:style-name="T82">/בני זוג</text:span><text:span text:style-name="T83"> </text:span><text:span text:style-name="T84">הרוצים להיפרד </text:span><text:span text:style-name="T83">(</text:span><text:span text:style-name="T84">לצורך הדיון נקרא להם "</text:span><text:span text:style-name="T83">דונאלד</text:span><text:span text:style-name="T84">"</text:span><text:span text:style-name="T83"> ו</text:span><text:span text:style-name="T84">"</text:span><text:span text:style-name="T83">איואנה</text:span><text:span text:style-name="T84">"</text:span><text:span text:style-name="T83">)</text:span><text:span text:style-name="T81">.</text:span><text:span text:style-name="T82"> יש </text:span><text:span text:style-name="T80">m</text:span><text:span text:style-name="T83"> </text:span><text:span text:style-name="T81">חפצים או נושאים שיש עליהם מחלוקת</text:span><text:span text:style-name="T82">. </text:span><text:span text:style-name="T81">כל שותף מייחס ערך </text:span><text:span text:style-name="T82">שונה </text:span><text:span text:style-name="T81">לכל נושא</text:span><text:span text:style-name="T82">; הערכים נמדדים באחוזים (כך שעבור כל שותף, סכום הערכים של כל החפצים הוא 100). </text:span><text:span text:style-name="T81">האתגר </text:span><text:span text:style-name="T82">הוא</text:span><text:span text:style-name="T81"> להחליט מי יקבל כל חפץ/נושא כך ש</text:span><text:span text:style-name="T82">יתקיימו התכונות הבאות:</text:span></text:p>
      <text:list xml:id="list4131588322" text:style-name="L1">
        <text:list-item>
          <text:p text:style-name="P43"><text:span text:style-name="T32">אין </text:span><text:span text:style-name="T31">קנאה</text:span><text:span text:style-name="T32">;</text:span></text:p>
        </text:list-item>
        <text:list-item>
          <text:p text:style-name="P43"><text:span text:style-name="T31">התוצאה </text:span><text:span text:style-name="T32">היא </text:span><text:span text:style-name="T31">יעילה</text:span><text:span text:style-name="T32">-</text:span><text:span text:style-name="T31">פארטו</text:span><text:span text:style-name="T32">;</text:span></text:p>
        </text:list-item>
        <text:list-item>
          <text:p text:style-name="P44"><text:span text:style-name="T17">צריך </text:span><text:span text:style-name="T10">לחתוך חפץ אחד לכל היותר.</text:span></text:p>
        </text:list-item>
      </text:list>
      <text:p text:style-name="P15"><text:span text:style-name="T10">בנוסף ל-3 התכונות שלמעלה, </text:span><text:span text:style-name="T21">האלגוריתם </text:span><text:span text:style-name="T10">מקיים תכונה נוספת - שיוויוניות (equitability) - סכום הנקודות של כל שחקן יהיה שווה.</text:span><text:span text:style-name="T13"> התיאור כאן שונה ופשוט יותר מהתיאור המקורי.</text:span></text:p>
      <text:p text:style-name="P14"><text:span text:style-name="T10">צעד </text:span><text:span text:style-name="T14">א</text:span><text:span text:style-name="T10">. עבור כל חפץ, חשב את </text:span><text:span text:style-name="T30">יחס הניקוד</text:span><text:span text:style-name="T10"> בין </text:span><text:span text:style-name="T15">דונאלד לאיואנה. </text:span><text:span text:style-name="T10">סדר </text:span><text:span text:style-name="T13">את החפצים </text:span><text:span text:style-name="T10">מימין לשמאל </text:span><text:span text:style-name="T29">בסדר עולה </text:span><text:span text:style-name="T23">של </text:span><text:span text:style-name="T22">יחס זה - כך שבצד ימין נמצאים החפצים </text:span><text:span text:style-name="T24">שאיואנה מייחסת להם ניקוד גבוה יותר, </text:span><text:span text:style-name="T22">ובצד שמאל - החפצים </text:span><text:span text:style-name="T24">שדונאלד </text:span><text:span text:style-name="T22">מייחס להם ערך גבוה יותר.</text:span></text:p>
      <text:p text:style-name="P16">צעד ב. איתחול: תן את כל החפצים לדונאלד.</text:p>
      <text:p text:style-name="P10"><text:span text:style-name="T25">צעד ג. עבור על החפצים מימין לשמאל. העבר חפץ אחר חפץ לאיואנה. חשב את סכום הנקודות שאיואנה מייחסת לחפצים שברשותה, ואת סכום הנקודות שדונאלד מייחס לחפצים שברשותו.</text:span><text:span text:style-name="T11"> </text:span><text:span text:style-name="T16">אם הסכומים של שני השחקנים שוים - סיים. </text:span></text:p>
      <text:p text:style-name="P17"><text:span text:style-name="T86">צעד </text:span><text:span text:style-name="T87">ד</text:span><text:span text:style-name="T31">. אם </text:span><text:span text:style-name="T34">הגעת לחפץ, שאם יתנו אותו לאיואנה - סכום הנקודות שלה יהיה גדול יותר, ואם יתנו אותו לדונאלד - סכום הנקודות שלו יהיה גדול יותר, חלק אותו ביחס שיגרום לסכום הנקודות להיות שווה (פתרון משוואה בנעלם אחד).</text:span></text:p>
      <text:p text:style-name="P20"><text:span text:style-name="T34">ל</text:span><text:span text:style-name="T31">הדגמה, ראו בגליון </text:span><text:span text:style-name="T35">האלקטרו</text:span><text:span text:style-name="T37">ני </text:span><text:span text:style-name="T31">winner.ods.</text:span></text:p>
      <text:p text:style-name="P11"><text:span text:style-name="T27">משפט</text:span><text:span text:style-name="T11">: אלגוריתם “המנצח המתוקן” מחזיר תמיד חלוקה יעילה פארטו.</text:span></text:p>
      <text:p text:style-name="P19"><text:span text:style-name="T65">הוכחה</text:span><text:span text:style-name="T31">: יהי r יחס-הניקוד של החפץ </text:span><text:span text:style-name="T42">שנחתך (או, אם אף חפץ לא נחתך - החפץ האחרון שהועבר מדונאלד לאיואנה).</text:span><text:span text:style-name="T36"> </text:span><text:span text:style-name="T31">נכפיל את הניקוד של </text:span><text:span text:style-name="T43">איואנה </text:span><text:span text:style-name="T31">ב-r. <text:s/></text:span><text:span text:style-name="T44">כיוון שהחפצים סודרו בסדר עולה של יחס הערכים,</text:span><text:span text:style-name="T42"> </text:span><text:span text:style-name="T31">בחלוקה הסופית, כל חפץ נמסר למי שנותן לו ניקוד מירבי </text:span><text:span text:style-name="T44">(עבור החפצים שכבר הועברו לאיוואנה, הניקוד של איוואנה </text:span><text:span text:style-name="T47">אחרי ההכפלה</text:span><text:span text:style-name="T44"> גדול יותר; עבור החפץ שנחתך, הניקוד של שניהם שווה; עבור </text:span><text:span text:style-name="T45">החפצים שנשארו אצל דונאלד, הניקוד של דונאלד גדול יותר).</text:span><text:span text:style-name="T36"> </text:span><text:span text:style-name="T31">מכאן</text:span><text:span text:style-name="T46">,</text:span><text:span text:style-name="T31"> </text:span><text:span text:style-name="T46">ש</text:span><text:span text:style-name="T31">החלוקה הסופית </text:span><text:soft-page-break/><text:span text:style-name="T31">ממקסמת </text:span><text:span text:style-name="T36">את ה</text:span><text:span text:style-name="T31">סכום: <text:s/>r*v[</text:span><text:span text:style-name="T76">ivana</text:span><text:span text:style-name="T31">] + v[</text:span><text:span text:style-name="T76">donald</text:span><text:span text:style-name="T31">].</text:span><text:span text:style-name="T36"> <text:s/>כפי שהוכחנו בהרצאה קודמת, חלוקה הממקסמת </text:span><text:span text:style-name="T61">את סכום הערכים, או סכום של פונקציה עולה כלשהי של הערכים, </text:span><text:span text:style-name="T36">היא יעילה פארטו. ***</text:span></text:p>
      <text:p text:style-name="P12"><text:span text:style-name="T7">משפט</text:span><text:span text:style-name="T4">: אלגוריתם “המנצח המתוקן” מחזיר תמיד חלוקה ללא קנאה.</text:span></text:p>
      <text:p text:style-name="P18"><text:span text:style-name="T65">הוכחה</text:span><text:span text:style-name="T31">: לשני השותפים ניקוד שווה. </text:span><text:span text:style-name="T36"><text:s/></text:span><text:span text:style-name="T31">אילו הניקוד היה קטן מ-50, הם היו יכולים להתחלף וזה היה שיפור פארטו – סתירה למשפט הקודם. </text:span><text:span text:style-name="T40">מכאן שהניקוד של שניהם </text:span><text:span text:style-name="T60">הוא לפחות </text:span><text:span text:style-name="T40">50. כיוון שהסכום של כל אחד הוא 100, הערך שכל אחד מהם מייחס לסל של השחקן השני הוא לכל היותר 50, </text:span><text:span text:style-name="T41">ולכן אין קנאה</text:span><text:span text:style-name="T40">. </text:span><text:span text:style-name="T31">***</text:span></text:p>
      <text:p text:style-name="P35"/>
      <text:p text:style-name="P41">שיתוף מינימלי</text:p>
      <text:p text:style-name="P35"><text:span text:style-name="T89">א</text:span>לגוריתם "המנצח המתוקן" מחזיר חלוקה יעילה והוגנת עם שיתוף של <text:span text:style-name="T104">חפץ אחד לכל היותר</text:span>. <text:span text:style-name="T131">במקרים מסויימים אכן חייבים לשתף חפץ אחד, אבל במקרים אחרים ייתכן שקיימת חלוקה בלי שיתופים בכלל. זה מעורר את השאלה: </text:span><text:span text:style-name="T106">האם אפשר לברר, עבור בעיית חלוקה מסויימת, אם קיימת חלוקה הוגנת ויעילה ללא שיתופים כלל</text:span><text:span text:style-name="T131">?</text:span></text:p>
      <text:p text:style-name="P36">כמובן, אפשר לבדוק את כל החלוקות האפשריות ללא שיתופים, אבל מספר החלוקות הללו הוא 2 בחזקת <text:span text:style-name="T110">m. האם קיים אלגוריתם יעיל יותר? - באופן כללי, התשובה היא "כנראה שלא":</text:span></text:p>
      <text:p text:style-name="P36"><text:span text:style-name="T111">משפט</text:span><text:span text:style-name="T110">. בעיית ההחלטה, האם קיימת חלוקה הוגנת ויעילה בין שני שחקנים ללא שיתוף חפצים כלל, היא בעיה NP-קשה.</text:span></text:p>
      <text:p text:style-name="P37"><text:span text:style-name="T111">הוכחה</text:span><text:span text:style-name="T110">. כאשר לשני השחקנים יש פונקציות-ערך </text:span><text:span text:style-name="T113">זהות</text:span><text:span text:style-name="T110">, </text:span><text:span text:style-name="T115">כל החלוקות הן יעילות-פארטו. </text:span><text:span text:style-name="T116">חלוקה היא ללא-קנאה אם-ורק-אם לשני השחקנים יש ערך זהה. לכן בעיית </text:span><text:span text:style-name="T115">מציאת חלוקה ללא-קנאה </text:span><text:span text:style-name="T110">שקולה לבעיה הנקראת Partition, וידוע שבעיה זו היא NP-קשה. ***</text:span></text:p>
      <text:p text:style-name="P32"><text:span text:style-name="T49">שימו לב שבהוכחת המשפט הנחנו שלשני השחקנים יש פונקציות-ערך זהות. </text:span><text:span text:style-name="T50">במקרים רבים, סביר להניח שפונקציות-הערך של השחקנים לא לגמרי זהות. </text:span><text:span text:style-name="T62">למרבה ההפתעה</text:span><text:span text:style-name="T50">, דווקא כשפונקציות-הערך </text:span><text:span text:style-name="T69">שונות</text:span><text:span text:style-name="T50">, </text:span><text:span text:style-name="T51">בעיית ההחלטה הנ"ל (</text:span><text:span text:style-name="T62">החלטה אם קיימת </text:span><text:span text:style-name="T51">חלוקה הוגנת ויעילה ללא שיתופים) </text:span><text:span text:style-name="T70">קלה יותר</text:span><text:span text:style-name="T57"> מבחינה חישובית. ליתר דיוק, הבעיה נעשית קלה </text:span><text:span text:style-name="T58">חישובית אם מתקיים התנאי הבא:</text:span></text:p>
      <text:p text:style-name="P32"><text:span text:style-name="T66">הגדרה</text:span><text:span text:style-name="T58">.</text:span><text:span text:style-name="T57"> </text:span><text:span text:style-name="T59">פונקציות-ערך של </text:span><text:span text:style-name="T64">שני שחקנים כלשהם נקראות </text:span><text:span text:style-name="T72">גנריות </text:span><text:span text:style-name="T64">(</text:span><text:span text:style-name="T77">generic) אם </text:span><text:span text:style-name="T78">כל יחסי-הערכים שהם מייחסים ל-m החפצים שונים זה מזה.</text:span></text:p>
      <text:p text:style-name="P33"><text:span text:style-name="T78">אם </text:span><text:span text:style-name="T79">פונקציות-</text:span><text:span text:style-name="T78">ה</text:span><text:span text:style-name="T79">ערך </text:span><text:span text:style-name="T78">זהות אז כל יחסי-הערכים זהים (יחס הערכים הוא תמיד 1); מצב של פונקציות-ערך גנריות נמצא בקיצוניות השניה – כל יחסי-הערכים שונים זה מזה.</text:span></text:p>
      <text:p text:style-name="P34"><text:span text:style-name="T52">כעת </text:span><text:span text:style-name="T55">נציג אלגוריתם </text:span><text:span text:style-name="T53">למציאת חלוקה עם שיתוף מינימלי </text:span><text:span text:style-name="T54">בין שני </text:span><text:span text:style-name="T56">שחקנים עם פונקציות-ערך גנריות</text:span><text:span text:style-name="T54">:</text:span></text:p>
      <text:list xml:id="list3568677260" text:style-name="L2">
        <text:list-item>
          <text:p text:style-name="P45">סדר את החפצים לפי סדר עולה <text:span text:style-name="T109">של יחס הערכים;</text:span></text:p>
        </text:list-item>
        <text:list-item>
          <text:p text:style-name="P46">העבר חפצים בהתאם לאלגוריתם "המנצח המתוקן”;</text:p>
        </text:list-item>
        <text:list-item>
          <text:p text:style-name="P47">אם תוך-כדי ההעברה התגלתה חלוקה ללא-קנאה בלי שיתוף כלל – החזר אותה.</text:p>
        </text:list-item>
        <text:list-item>
          <text:p text:style-name="P51"><text:span text:style-name="T52">אחרת, החזר חלוקה ללא-קנאה עם שיתוף אחד, </text:span><text:span text:style-name="T63">כמו באלגוריתם "המנצח המתוקן".</text:span></text:p>
        </text:list-item>
      </text:list>
      <text:p text:style-name="P30"><text:span text:style-name="T117">כבר הוכחנו למעלה, שהאלגוריתם תמיד מחזיר חלוקה יעילה וללא-קנאה, </text:span><text:span text:style-name="T118">עם שיתוף אחד לכל היותר</text:span><text:span text:style-name="T117">. </text:span><text:span text:style-name="T118">עכשיו נשאר להוכיח, </text:span><text:span text:style-name="T114">שאם </text:span><text:span text:style-name="T118">קיימת חלוקה יעילה וללא-קנאה, </text:span><text:span text:style-name="T119">אז היא תתגלה בשלב 3. לשם כך נוכיח את המשפט הבא.</text:span></text:p>
      <text:p text:style-name="P49"/>
      <text:p text:style-name="P31"><text:soft-page-break/><text:span text:style-name="T65">משפט</text:span><text:span text:style-name="T31">: </text:span><text:span text:style-name="T71">כל </text:span><text:span text:style-name="T31">חלוקה יעילה-פארטו בין שני אנשים מתקבלת ע"י סידור החפצים </text:span><text:span text:style-name="T71">בסדר עולה של יחס הערכים</text:span><text:span text:style-name="T31">, ו"חיתוך" הסדרה בנקודה כלשהי.</text:span></text:p>
      <text:p text:style-name="P27"><text:span text:style-name="T26">ה</text:span><text:span text:style-name="T7">וכחת המשפט</text:span><text:span text:style-name="T4">: </text:span></text:p>
      <text:p text:style-name="P28">נניח שדונאלד קיבל את חפץ 1 או חלק ממנו, ואיוואנה קיבלה את חפץ 2 או חלק ממנו, ויחס הערכים הוא לא לפי הסדר הנכון:</text:p>
      <text:p text:style-name="P38"><text:span text:style-name="T128">r</text:span><text:span text:style-name="T125">1</text:span><text:span text:style-name="T128"> = v</text:span><text:span text:style-name="T125">d</text:span><text:span text:style-name="T124">1 </text:span>/ <text:span text:style-name="T128">v</text:span><text:span text:style-name="T125">i</text:span><text:span text:style-name="T124">1</text:span> &lt; <text:span text:style-name="T128">v</text:span><text:span text:style-name="T125">d</text:span><text:span text:style-name="T124">2 </text:span>/ <text:span text:style-name="T128">v</text:span><text:span text:style-name="T125">i</text:span><text:span text:style-name="T124">2 </text:span>= <text:span text:style-name="T128">r</text:span><text:span text:style-name="T124">2</text:span></text:p>
      <text:p text:style-name="P38"><text:span text:style-name="T128"><text:s/>v</text:span><text:span text:style-name="T125">d</text:span><text:span text:style-name="T124">1 </text:span>/<text:span text:style-name="T128">v</text:span><text:span text:style-name="T125">d</text:span><text:span text:style-name="T124">2 <text:s text:c="2"/></text:span>&lt; <text:s/><text:span text:style-name="T128">v</text:span><text:span text:style-name="T125">i</text:span><text:span text:style-name="T124">1</text:span> / <text:span text:style-name="T128">v</text:span><text:span text:style-name="T125">i</text:span><text:span text:style-name="T124">2 </text:span></text:p>
      <text:p text:style-name="P26">נעביר קצת (<text:span text:style-name="T128">y</text:span>) חפץ 1 מדונאלד לאיוואנה, בתמורה לקצת (<text:span text:style-name="T128">z</text:span>) חפץ 2, כאשר:</text:p>
      <text:p text:style-name="P38"><text:s/><text:span text:style-name="T128">v</text:span><text:span text:style-name="T125">d</text:span><text:span text:style-name="T124">1 </text:span>/<text:span text:style-name="T128">v</text:span><text:span text:style-name="T125">d</text:span><text:span text:style-name="T124">2 </text:span>&lt; <text:span text:style-name="T128"><text:s/>z</text:span> / <text:span text:style-name="T128">y &lt; v</text:span><text:span text:style-name="T125">i</text:span><text:span text:style-name="T124">1</text:span> / <text:span text:style-name="T128">v</text:span><text:span text:style-name="T125">i</text:span><text:span text:style-name="T124">2</text:span></text:p>
      <text:p text:style-name="P26">זה שיפור פארטו (חזק), כי:</text:p>
      <text:p text:style-name="P38"><text:span text:style-name="T129">z v</text:span><text:span text:style-name="T126">d</text:span><text:span text:style-name="T127">2 <text:s text:c="2"/></text:span><text:span text:style-name="T104">&gt; </text:span><text:span text:style-name="T129">y</text:span><text:span text:style-name="T104"> </text:span><text:span text:style-name="T129">v</text:span><text:span text:style-name="T126">d</text:span><text:span text:style-name="T127">1 <text:s text:c="28"/></text:span><text:span text:style-name="T129">y v</text:span><text:span text:style-name="T126">i</text:span><text:span text:style-name="T127">1 <text:s text:c="2"/></text:span><text:span text:style-name="T104">&gt; </text:span><text:span text:style-name="T129">z</text:span><text:span text:style-name="T104"> </text:span><text:span text:style-name="T129">v</text:span><text:span text:style-name="T126">i2</text:span><text:span text:style-name="T127"> <text:s text:c="2"/></text:span></text:p>
      <text:p text:style-name="P28">***</text:p>
      <text:p text:style-name="P48">עכשיו נחזור לאלגוריתם שלנו. כיוון שפונקציות-הערך של השחקנים הן גנריות, יש רק דרך אחת לסדר את החפצים בסדר עולם של יחס הערכים. האלגוריתם מסדר את החפצים בסדר זה, ובודק את כל הדרכים "לחתוך" את הסדרה באמצע ללא שיתופים כלל. האלגוריתם למעשה עובר על כל החלוקות היעילות-פארטו ללא שיתופים כלל. לכן, אם קיימת חלוקה יעילה-פארטו וללא קנאה, האלגוריתם ימצא אותה בשלב 3. </text:p>
      <text:p text:style-name="P29"><text:span text:style-name="T133">שימו לב: אם פונקציו</text:span><text:span text:style-name="T134">ת-הערך אינן גנריות, אז יש כמה דרכים אפשריות לסדר את החפצים בסדר עולה של יחס הערכים. כיוון שהאלגוריתם בוחר רק סידור אחד מביניהם, ייתכן שהוא "יפספס" חלוקה יעילה וללא-קנאה בלי שיתופים. לכן התנאי של פונקציות-ערך גנריות הוא הכרחי.</text:span></text:p>
      <text:p text:style-name="P29"/>
      <text:p text:style-name="P40"><text:span text:style-name="T108">ב</text:span><text:span text:style-name="T107">. </text:span><text:span text:style-name="T3">שלושה</text:span><text:span text:style-name="T105"> שחקנים </text:span><text:span text:style-name="T108">או יותר</text:span></text:p>
      <text:p text:style-name="Standard">עכשיו נעבור למצב שיש בו <text:span text:style-name="T110">n </text:span>שחקנים. כמה שיתופים צריך כדי להשיג חלוקה יעילה וללא-קנאה? <text:span text:style-name="T135">במקרה הגרוע, קל לראות שצריך לפחות </text:span><text:span text:style-name="T120">n-1 שיתופים, למשל כשיש n-1 חפצים זהים, חלוקה ללא-קנאה </text:span><text:span text:style-name="T136">מחייבת</text:span><text:span text:style-name="T120"> לשתף את כולם. </text:span><text:span text:style-name="T121">האם תמיד אפשר להשיג חלוקה עם n-1 שיתופים? - התשובה היא כן, אבל ההוכחה מעט מורכבת יותר מבמקרה של שני שחקנים. </text:span><text:span text:style-name="T122">אנחנו נוכיח משפט מעט יותר כללי.</text:span></text:p>
      <text:p text:style-name="P60"><text:span text:style-name="T122"/></text:p>
      <text:p text:style-name="P61"><text:span text:style-name="T112">משפט</text:span><text:span text:style-name="T122">. נתונה חלוקת-משאבים כלשהי (נקרא לה חלוקה א), שבה ערכו של כל שחקן </text:span><text:span text:style-name="T122">i הוא </text:span><text:span text:style-name="T138">t</text:span><text:span text:style-name="T168">i</text:span><text:span text:style-name="T122">. קיימת חלוקת-משאבים אחרת (נקרא לה חלוקה ב) המקיימת את התנאים הבאים:</text:span></text:p>
      <text:list xml:id="list3039894671" text:style-name="L4">
        <text:list-item>
          <text:p text:style-name="P63"><text:span text:style-name="T122">הערך של כל שחקן i בחלוקה ב הוא לפחות </text:span><text:span text:style-name="T138">t</text:span><text:span text:style-name="T168">i</text:span><text:span text:style-name="T122">.</text:span></text:p>
        </text:list-item>
        <text:list-item>
          <text:p text:style-name="P63"><text:span text:style-name="T122">בחלוקה ב יש לכל היותר n-1 </text:span><text:span text:style-name="T139">חפצים משותפים</text:span><text:span text:style-name="T122">.</text:span></text:p>
        </text:list-item>
      </text:list>
      <text:p text:style-name="P62"><text:span text:style-name="T166">קיים אלגוריתם מהיר המוצא </text:span><text:span text:style-name="T110">חלוקה ב המקיימת תנאים אלו.</text:span></text:p>
      <text:p text:style-name="P60"><text:span text:style-name="T111"/></text:p>
      <text:p text:style-name="P67"><text:span text:style-name="T112">הוכחה</text:span><text:span text:style-name="T122">. </text:span><text:span text:style-name="T167">נ</text:span><text:span text:style-name="T138">ניח שיש m חפצים ו-n שחקנים. </text:span><text:span text:style-name="T137">נכתוב תוכנית ליניארית המגדירה את חלוקה ב. </text:span><text:span text:style-name="T138">בתוכנית יהיו <text:s/>m*n</text:span><text:span text:style-name="T150">+n</text:span><text:span text:style-name="T138"> משתנים: </text:span></text:p>
      <text:list xml:id="list3839994920" text:style-name="L5">
        <text:list-item>
          <text:p text:style-name="P68"><text:span text:style-name="T150">ה</text:span><text:span text:style-name="T138">משתנה </text:span><text:span text:style-name="T153">z</text:span><text:span text:style-name="T170">ij </text:span><text:span text:style-name="T179">הוא החלק שמקבל שחקן i מתוך משאב j; </text:span><text:span text:style-name="T190">יש m*n משתנים כאלו.</text:span></text:p>
        </text:list-item>
        <text:list-item>
          <text:p text:style-name="P69"><text:span text:style-name="T179">ה</text:span><text:span text:style-name="T178">משתנה y</text:span><text:span text:style-name="T169">i</text:span><text:span text:style-name="T178"> הוא הערך העודף שמקבל שחקן i, מעל הסף הדרוש שהוא t</text:span><text:span text:style-name="T169">i</text:span><text:span text:style-name="T178">.</text:span></text:p>
        </text:list-item>
      </text:list>
      <text:p text:style-name="P67"><text:span text:style-name="T179">נסמן ב- v</text:span><text:span text:style-name="T170">ij</text:span><text:span text:style-name="T179"> את הערך שמייחס שחקן i למשאב j  כולו. הערך הכללי שמקבל שחקן כלשהו מהחלוקה המיוצגת ע"י המטריצה </text:span><text:span text:style-name="T215">z</text:span><text:span text:style-name="T179"> הוא ביטוי </text:span><text:span text:style-name="T198">שניתן להציג כמכפלה סקלרית של שני וקטורים – </text:span><text:span text:style-name="T199">וקטור הערכים של שחקן i כפול וקטור החלקים שמקבל שחקן i מהמשאבים השונים (שני הוקטורים באורך m):</text:span></text:p>
      <text:p text:style-name="P72"><text:soft-page-break/><text:span text:style-name="T179">v</text:span><text:span text:style-name="T170">i</text:span><text:span text:style-name="T179">·</text:span><text:span text:style-name="T170"> </text:span><text:span text:style-name="T215">z</text:span><text:span text:style-name="T176">i</text:span><text:span text:style-name="T179"> = v</text:span><text:span text:style-name="T170">i1</text:span><text:span text:style-name="T179">*</text:span><text:span text:style-name="T215">z</text:span><text:span text:style-name="T170">ij</text:span><text:span text:style-name="T179"> + .. + v</text:span><text:span text:style-name="T170">im</text:span><text:span text:style-name="T179">*</text:span><text:span text:style-name="T215">z</text:span><text:span text:style-name="T170">im </text:span></text:p>
      <text:p text:style-name="P81"><text:span text:style-name="T191">אנחנו דורשים שהביטוי הזה יהיה שווה ל <text:s/>t</text:span><text:span text:style-name="T174">i</text:span><text:span text:style-name="T191">+</text:span><text:span text:style-name="T190">y</text:span><text:span text:style-name="T173">i </text:span><text:span text:style-name="T191"><text:s/>- הערך של i בחלוקה א ועוד העודף.</text:span></text:p>
      <text:p text:style-name="P74"><text:span text:style-name="T179"/></text:p>
      <text:p text:style-name="P79"><text:span text:style-name="T178">עכשיו נציג את התוכנית הליניארית:</text:span></text:p>
      <text:p text:style-name="P73"><text:span text:style-name="T179">Maximize <text:s text:c="5"/>v</text:span><text:span text:style-name="T175">n</text:span><text:span text:style-name="T179">·</text:span><text:span text:style-name="T170"> </text:span><text:span text:style-name="T215">z</text:span><text:span text:style-name="T177">n</text:span></text:p>
      <text:p text:style-name="P75"><text:span text:style-name="T178">Subject to: <text:s text:c="2"/></text:span></text:p>
      <text:p text:style-name="P73"><text:span text:style-name="T179"><text:s text:c="14"/>v</text:span><text:span text:style-name="T170">i</text:span><text:span text:style-name="T179">·</text:span><text:span text:style-name="T170"> </text:span><text:span text:style-name="T215">z</text:span><text:span text:style-name="T176">i</text:span><text:span text:style-name="T179"> <text:s text:c="8"/></text:span><text:span text:style-name="T189">=</text:span><text:span text:style-name="T179"> t</text:span><text:span text:style-name="T170">i</text:span><text:span text:style-name="T179"> </text:span><text:span text:style-name="T189">+ y</text:span><text:span text:style-name="T170">i</text:span><text:span text:style-name="T179"> <text:s text:c="5"/>for all i in 1,..,n-</text:span><text:span text:style-name="T180">1</text:span></text:p>
      <text:p text:style-name="P70"><text:span text:style-name="T179"><text:s text:c="14"/></text:span><text:span text:style-name="T215">z</text:span><text:span text:style-name="T171">1j</text:span><text:span text:style-name="T182"> + .. + </text:span><text:span text:style-name="T215">z</text:span><text:span text:style-name="T171">nj</text:span><text:span text:style-name="T182"> = 1 <text:s text:c="10"/></text:span><text:span text:style-name="T179">for all </text:span><text:span text:style-name="T182">j</text:span><text:span text:style-name="T179"> in 1,..,</text:span><text:span text:style-name="T182">m</text:span></text:p>
      <text:p text:style-name="P71"><text:span text:style-name="T179"><text:s text:c="14"/></text:span><text:span text:style-name="T215">z</text:span><text:span text:style-name="T170">ij</text:span><text:span text:style-name="T179"> ≥</text:span><text:span text:style-name="T188"> 0 <text:s text:c="2"/></text:span><text:span text:style-name="T170"><text:s text:c="16"/></text:span><text:span text:style-name="T179">for all i in 1,..,n </text:span><text:span text:style-name="T184">&amp;</text:span><text:span text:style-name="T181"> j in 1,..,m</text:span></text:p>
      <text:p text:style-name="P71"><text:span text:style-name="T188"><text:s text:c="14"/></text:span><text:span text:style-name="T189">y</text:span><text:span text:style-name="T170">i </text:span><text:span text:style-name="T179">≥</text:span><text:span text:style-name="T188"> 0 <text:s/></text:span><text:span text:style-name="T170"><text:s text:c="19"/></text:span><text:span text:style-name="T179">for all i in 1,..,n-</text:span><text:span text:style-name="T193">1</text:span></text:p>
      <text:p text:style-name="P76"><text:span text:style-name="T181"/></text:p>
      <text:p text:style-name="P84"><text:span text:style-name="T182">ה</text:span><text:span text:style-name="T192">אילו</text:span><text:span text:style-name="T197">צים</text:span><text:span text:style-name="T194"> השני והשלישי </text:span><text:span text:style-name="T195">מבטיחים שהחלוקה </text:span><text:span text:style-name="T192">תקנית – </text:span><text:span text:style-name="T196">כל שחקן מקבל חלק לפחות אפס מכל משאב, ו</text:span><text:span text:style-name="T182">סכום החלקים הנמסרים מכל משאב שווה בדיוק 1.</text:span><text:span text:style-name="T192"> </text:span><text:span text:style-name="T182">ה</text:span><text:span text:style-name="T192">אילו</text:span><text:span text:style-name="T197">צים</text:span><text:span text:style-name="T192"> הראשון </text:span><text:span text:style-name="T194">ו</text:span><text:span text:style-name="T193">הרביעי מבטיחים </text:span><text:span text:style-name="T182">שכל השחקנים 1 עד n-1 מקבלים לפחות את הערך שקיבלו בחלוקה א. <text:s/></text:span><text:span text:style-name="T197">מדוע לא צריך אילוצים </text:span><text:span text:style-name="T200">דומים </text:span><text:span text:style-name="T197">עבור </text:span><text:span text:style-name="T183">שחקן n? - </text:span><text:span text:style-name="T182">כיוון שקיימת חלוקה כלשהי (חלוקה א) המקיימת את כל האילוצים ונותנת </text:span><text:span text:style-name="T183">לשחקן n ערך t</text:span><text:span text:style-name="T172">n</text:span><text:span text:style-name="T183">, ואנחנו מוצאים את החלוקה שבה ערכו של שחקן n הוא </text:span><text:span text:style-name="T232">גדול ביותר </text:span><text:span text:style-name="T183">תחת האילוצים הנתונים, וד</text:span><text:span text:style-name="T187">א</text:span><text:span text:style-name="T183">י ששחקן n יקבל לפחות t</text:span><text:span text:style-name="T172">n</text:span><text:span text:style-name="T183">. </text:span></text:p>
      <text:p text:style-name="P84"><text:span text:style-name="T183"/></text:p>
      <text:p text:style-name="P86"><text:span text:style-name="T213">ניתן לפתור את התוכנית בקלות בעזרת כל כלי לפתרון בעיות אופטימיזציה קמורות (למשל cvxpy). </text:span><text:span text:style-name="T214">אבל איך נוודא שבפתרון שמצאנו יש לכל היותר n-1 שיתופים? לשם כך </text:span><text:span text:style-name="T201">נשתמש בעובדה ידועה על תוכניות ליניאריות. </text:span><text:span text:style-name="T215">ניתן להציג תוכנית ליניארית כללית, </text:span><text:span text:style-name="T216">עם N משתנים ו-M אילוצים, </text:span><text:span text:style-name="T215">באופן הבא:</text:span></text:p>
      <text:p text:style-name="P78"><text:span text:style-name="T178">maximize c x</text:span></text:p>
      <text:p text:style-name="P77"><text:span text:style-name="T204">subject to </text:span><text:span text:style-name="T178">A x = b</text:span></text:p>
      <text:p text:style-name="P77"><text:span text:style-name="T215"><text:s text:c="11"/></text:span><text:span text:style-name="T204">x ≥ 0</text:span></text:p>
      <text:p text:style-name="P85"><text:span text:style-name="T201">כ</text:span><text:span text:style-name="T215">אשר x הוא </text:span><text:span text:style-name="T216">וקטור</text:span><text:span text:style-name="T215"> </text:span><text:span text:style-name="T217">באורך N המייצג את </text:span><text:span text:style-name="T215">המשתנים; c הוא וקטור </text:span><text:span text:style-name="T217">קבוע </text:span><text:span text:style-name="T215">באורך N </text:span><text:span text:style-name="T217">המייצג את הביטוי שרוצים למקסם; </text:span><text:span text:style-name="T216">A היא מטריצה </text:span><text:span text:style-name="T217">M על N ו-b הוא וקטור באורך M והם מייצגים את אילוצי השיוויון.</text:span></text:p>
      <text:p text:style-name="P92"><text:span text:style-name="T178"/></text:p>
      <text:p text:style-name="P83"><text:span text:style-name="T237">עובדה</text:span><text:span text:style-name="T201">. </text:span><text:span text:style-name="T202">נתונה </text:span><text:span text:style-name="T212">תוכנית</text:span><text:span text:style-name="T210"> </text:span><text:span text:style-name="T202">ליניארית </text:span><text:span text:style-name="T218">בצורה המתוארת למעלה, </text:span><text:span text:style-name="T202">עם M אילוצי שיוויון. אם </text:span><text:span text:style-name="T211">יש </text:span><text:span text:style-name="T212">לה </text:span><text:span text:style-name="T202">פתרון אופטימלי, אז </text:span><text:span text:style-name="T211">יש לה </text:span><text:span text:style-name="T202">פתרון אופטימלי שבו לכל היותר M משתנים שונים מאפס, </text:span><text:span text:style-name="T203">וקיים אלגוריתם מהיר המוצא פתרון כזה.</text:span></text:p>
      <text:p text:style-name="P91"><text:span text:style-name="T178"/></text:p>
      <text:p text:style-name="P88"><text:span text:style-name="T203">הוכחה מלאה של </text:span><text:span text:style-name="T219">עובדה זו </text:span><text:span text:style-name="T203">היא מעבר להיקפו של הקורס הנוכחי, </text:span><text:span text:style-name="T219">אבל קל להבין אותה אינטואיטיבית. </text:span><text:span text:style-name="T220">אם N ≤ M אז המשפט נכון באופן טריביאלי. אחרת,</text:span><text:span text:style-name="T219"> </text:span><text:span text:style-name="T220">אם נבחר M מתוך N המשתנים, ונציב אפס בכל N-M המשתנים האחרים, נקבל מערכת של M משוואות </text:span><text:span text:style-name="T221">ב-M נעלמים. לכל מערכת כזאת, שבה המשוואות בלתי-תלויות ליניארית, קיים פתרון אחד ויחיד. </text:span><text:span text:style-name="T205">פתרון כזה נקרא </text:span><text:span text:style-name="T234">פתרון בסיסי – </text:span><text:span text:style-name="T235">basic solution </text:span><text:span text:style-name="T238">– של </text:span><text:span text:style-name="T239">התוכנית הליניארית</text:span><text:span text:style-name="T223">. </text:span><text:span text:style-name="T205">מספר הפתרונות הבסיסיים הוא לכל היותר N מעל M - מספר הדרכים לבחור M </text:span><text:span text:style-name="T226">משתנים </text:span><text:span text:style-name="T205">מתוך N.</text:span></text:p>
      <text:p text:style-name="P87"><text:span text:style-name="T221"/></text:p>
      <text:p text:style-name="P89"><text:span text:style-name="T221">כמובן, לא </text:span><text:span text:style-name="T225">כל פתרון בסיסי </text:span><text:span text:style-name="T221">מקיים את התנאי x ≥ 0, </text:span><text:span text:style-name="T225">ולא כל פתרון בסיסי הוא </text:span><text:span text:style-name="T221">אופטימלי. אבל ניתן להוכיח, שמבין כל הבחירות האפשריות של M משתנים מתוך ה-N, קיימת לפחות בחירה אחת שעבורה </text:span><text:span text:style-name="T222">הפתרון </text:span><text:span text:style-name="T227">הבסיסי </text:span><text:span text:style-name="T222">הוא </text:span><text:span text:style-name="T221">חיובי ואופטימלי </text:span><text:span text:style-name="T224">(פתרון כזה נקרא </text:span><text:span text:style-name="T236">פתרון בסיסי אפשרי אופטימלי – optimal basic feasible solution</text:span><text:span text:style-name="T224">)</text:span><text:span text:style-name="T221">.</text:span><text:span text:style-name="T206"> לכן, אם נעבור על כל הפתרונות הבסיסיים, נמצא פתרון אופטימלי עם לכל היותר M משתנים שונים מאפס. מספר הפתרונות הבסיסיים </text:span><text:span text:style-name="T230">הוא מעריכי בגודל הקלט (סדר גודל של N בחזקת M), </text:span><text:span text:style-name="T206">אבל ישנם אלגוריתמים היודעים לסרוק את מרחב הפתרונות הבסיסיים באופן יעיל. המפורסם ביותר מביניהם הוא אלגוריתם הסימפלקס – Simplex algorithm. </text:span><text:span text:style-name="T231">בכל היישומים המעשיים, האלגוריתם מוצא פתרון בסיסי אפשרי אופטימלי במהירות רבה.</text:span><text:span text:style-name="T231"><text:note text:id="ftn0" text:note-class="footnote"><text:note-citation>1</text:note-citation><text:note-body><text:p text:style-name="P56"><text:span text:style-name="T241"><text:s/></text:span><text:span text:style-name="T242">תיאורטית, אלגוריתם הסימפלקס </text:span><text:span text:style-name="T159">אינו</text:span><text:span text:style-name="T242"> אלגוריתם פולינומיאלי: ישנם מקרים שבהם האלגוריתם </text:span><text:span text:style-name="T160">צריך לעבור</text:span><text:span text:style-name="T242"> </text:span><text:span text:style-name="T241">על מספר מעריכי של פתרונות בסיסיים </text:span><text:span text:style-name="T244">עד שהוא מוצא פתרון בסיסי אפשרי אופטימלי. אבל המקרים האלה </text:span><text:span text:style-name="T241">נדיר</text:span><text:span text:style-name="T244">ים </text:span><text:span text:style-name="T241">מאד </text:span><text:span text:style-name="T246">ואינם מתגלים ביישומים מעשיים. </text:span><text:span text:style-name="T241">קיימים אלגוריתמים משוכללים יותר למציאת פתרון בסיסי אפשרי אופטימלי, שזמן הריצה שלהם הוא תמיד פולינומיאלי. אבל ברוב המקרים המציאותיים, זמן-הריצה של אלגוריתמים אלה איטי יותר משל אלגוריתם הסימפלקס.</text:span></text:p></text:note-body></text:note></text:span></text:p>
      <text:p text:style-name="P89"><text:soft-page-break/><text:span text:style-name="T206"/></text:p>
      <text:p text:style-name="P82"><text:span text:style-name="T207">עכשיו נחזור לתוכנית הליניארית שלנו. אצלנו מספר אילוצי-השיוויון M הוא m+n-1. </text:span><text:span text:style-name="T208">לכן </text:span><text:span text:style-name="T185">קיים פתרון שבו לכל היותר m+n-1 משתנים במטריצה </text:span><text:span text:style-name="T228">z</text:span><text:span text:style-name="T170">ij <text:s/></text:span><text:span text:style-name="T185">שונים מאפס. בפרט, קיימים </text:span><text:span text:style-name="T186">לכל היותר n-1 חפצים עם </text:span><text:span text:style-name="T233">שניים או יותר </text:span><text:span text:style-name="T186">משתנים שונים מאפס. עבור שאר החפצים, יש רק משתנה אחד שונה מאפס, וערכו של המשתנה הזה חייב להיות 1 (כי סכום כל המשתנים עבור כל חפץ הוא 1). לכן, יש לכל היותר n-1 חפצים משותפים. </text:span><text:span text:style-name="T209">כפי שהוסבר בהוכח</text:span><text:span text:style-name="T229">ה למעלה</text:span><text:span text:style-name="T209">, ניתן למצוא חלוקה כזאת בעזרת אלגוריתם הסימפלקס. </text:span><text:span text:style-name="T186"><text:s text:c="2"/>*** </text:span></text:p>
      <text:p text:style-name="P80"><text:span text:style-name="T186"/></text:p>
      <text:p text:style-name="P90"><text:span text:style-name="T186"/></text:p>
      <text:p text:style-name="P64"><text:span text:style-name="T112">משפט</text:span><text:span text:style-name="T122">. </text:span><text:span text:style-name="T123">בכל בעיית חלוקת-משאבים עם </text:span><text:span text:style-name="T140">n שחקנים, קיימת חלוקה יעילה-פארטו וללא-קנאה שבה לכל היותר n-1 חפצים משותפים. </text:span><text:span text:style-name="T151">קיים אלגוריתם מהיר המוצא חלוקה </text:span><text:span text:style-name="T140">כזאת.</text:span></text:p>
      <text:p text:style-name="P64"><text:span text:style-name="T140"/></text:p>
      <text:p text:style-name="P65"><text:span text:style-name="T155">הוכחה</text:span><text:span text:style-name="T140">. </text:span><text:span text:style-name="T141">אנחנו יודעים מאחד השיעורים הקודמים, </text:span><text:span text:style-name="T146">שכל </text:span><text:span text:style-name="T142">חלוקה הממקסמת את </text:span><text:span text:style-name="T156">סכום הלוגריתמים של ערכי השחקנים</text:span><text:span text:style-name="T142"> היא יעילה-פארטו וללא קנאה. </text:span><text:span text:style-name="T143">נתייחס אליה כ"חלוקה א" ונפעיל את המשפט הקודם. </text:span><text:span text:style-name="T144">מתקבלת </text:span><text:span text:style-name="T157">חלוקה ב</text:span><text:span text:style-name="T144"> </text:span><text:span text:style-name="T146">שבה לכל היותר n-1 חפצים משותפים, ובנוסף, </text:span><text:span text:style-name="T122">הערך של כל שחקן i בחלוקה ב הוא </text:span><text:span text:style-name="T165">לפחות</text:span><text:span text:style-name="T145"> </text:span><text:span text:style-name="T146">הערך שהיה לו בחלוקה א. אבל חלוקה א היא יעילה-פארטו. לכן, הערך של כל שחקן בחלוקה ב הוא </text:span><text:span text:style-name="T158">בדיוק </text:span><text:span text:style-name="T146">הערך שהיה לו בחלוקה א (אילו </text:span><text:span text:style-name="T152">לאחד השחקנים היה</text:span><text:span text:style-name="T146"> ערך גדול יותר, אז חלוקה ב היתה שיפור-פארטו של חלוקה א, בסתירה ליעילות-פארטו של חלוקה א). לכן, חלוקה ב גם היא ממקסמת את סכום הלוגריתמים של ערכי השחקנים. לכן גם היא יעילה-פארטו וללא-קנאה. ***</text:span></text:p>
      <text:p text:style-name="P65"><text:span text:style-name="T146"/></text:p>
      <text:p text:style-name="P66"><text:span text:style-name="T146">כ</text:span><text:span text:style-name="T148">מו במצב של שני שחקנים, גם במצב של n שחקנים ייתכנו מקרים שבהם אפשר להשיג חלוקה יעילה וללא-קנאה עם פחות מ-n-1 שיתופים. </text:span><text:span text:style-name="T147">ניתן</text:span><text:span text:style-name="T148"> למצוא חלוקה כזאת </text:span><text:span text:style-name="T147">בזמן פולינומיאלי במספר החפצים, אם פונקציות-הערך של כל זוג שחקנים הן גנריות, </text:span><text:span text:style-name="T149">ואם מספר השחקנים הוא קבוע (זמן הריצה הוא מעריכי במספר השחקנים)</text:span><text:span text:style-name="T147">. לשם כך יש לעבור בצורה שיטתית על כל החלוקות היעילות-פארטו, ולכל אחת מהן, לבדוק אם </text:span><text:span text:style-name="T149">היא ללא-קנאה. האלגוריתם העושה זאת מוסבר במאמרים בסוף הקובץ </text:span><text:span text:style-name="T154">[המשך יבוא].</text:span></text:p>
      <text:p text:style-name="P66"><text:span text:style-name="T154"/></text:p>
      <text:p text:style-name="P59"/>
      <text:p text:style-name="P50"/>
      <text:p text:style-name="P39">מקורות</text:p>
      <text:list xml:id="list2264250740" text:style-name="L3">
        <text:list-item>
          <text:p text:style-name="P52"><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53">הקורס של ויליאם גסרך – כולל מצגות סטודנטים על יישומים של האלגוריתם במקרים שונים:http://www.cs.umd.edu/~gasarch/COURSES/209/S15</text:p>
          <text:list>
            <text:list-item>
              <text:p text:style-name="P54">מצגת על דונאלד ואיואנה: http://www.cs.umd.edu/~gasarch/COURSES/209/S15/trump.pptx</text:p>
            </text:list-item>
          </text:list>
        </text:list-item>
        <text:list-item>
          <text:p text:style-name="P53">האתר של אוניברסיטת ניו-יורק – כולל הדגמה חיה ואפשרות לשלם כדי לקבל הסכם פורמלי:http://www.nyu.edu/projects/adjustedwinner/</text:p>
        </text:list-item>
        <text:list-item>
          <text:p text:style-name="P53"><text:a xlink:type="simple" xlink:href="http://fairoutcomes.com/fd.html" text:style-name="Internet_20_link" text:visited-style-name="Visited_20_Internet_20_Link">http://fairoutcomes.com/fd.html</text:a></text:p>
        </text:list-item>
        <text:list-item>
          <text:p text:style-name="P55"><text:span text:style-name="T134">הכללת אלגוריתם "שיתוף מינימלי" </text:span>לשלושה <text:span text:style-name="T109">אנשים </text:span>או יותר: <text:s text:c="2"/><text:a xlink:type="simple" xlink:href="https://arxiv.org/abs/1908.01669" text:style-name="Internet_20_link" text:visited-style-name="Visited_20_Internet_20_Link">https://arxiv.org/abs/1908.01669</text:a> </text:p>
        </text:list-item>
      </text:list>
      <text:p text:style-name="P25"/>
      <text:p text:style-name="P21">סיכם: אראל סגל-הלוי.</text:p>
      <text:p text:style-name="P2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3" svg:font-family="'Nachlieli CLM'"/>
    <style:font-face style:name="Nachlieli CLM1" svg:font-family="'Nachlieli CLM'" style:font-adornments="Regular"/>
    <style:font-face style:name="Liberation Sans"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2"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3"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3"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3"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2"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1-02T09:44:19.272000000</dc:date>
    <meta:editing-duration>P17DT4H17M27S</meta:editing-duration>
    <meta:editing-cycles>1862</meta:editing-cycles>
    <meta:document-statistic meta:table-count="0" meta:image-count="0" meta:object-count="0" meta:page-count="7" meta:paragraph-count="98" meta:word-count="2471" meta:character-count="14076" meta:non-whitespace-character-count="11507"/>
  </office:meta>
</office:document-meta>
</file>